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10000000000007D0000005DCA0A4A1BD25B0FE2B.jpg" manifest:media-type="image/jpeg"/>
  <manifest:file-entry manifest:full-path="Pictures/100002010000011A000000AB05C7D032DB116CBC.png" manifest:media-type="image/png"/>
  <manifest:file-entry manifest:full-path="Pictures/10000000000007D000000042759D0275CF80C1DE.jpg" manifest:media-type="image/jpeg"/>
  <manifest:file-entry manifest:full-path="Pictures/1000000000000BB8000008CAE80C6DC0298A79B6.jpg" manifest:media-type="image/jpeg"/>
  <manifest:file-entry manifest:full-path="Pictures/10000201000000C40000005E02444C5113810B1A.png" manifest:media-type="image/png"/>
  <manifest:file-entry manifest:full-path="Pictures/100002010000033000000420B45A7F38901D1860.png" manifest:media-type="image/png"/>
  <manifest:file-entry manifest:full-path="Pictures/10000000000008980000067294D4331B79321691.jpg" manifest:media-type="image/jpeg"/>
  <manifest:file-entry manifest:full-path="Pictures/TablePreview1.svm" manifest:media-type=""/>
  <manifest:file-entry manifest:full-path="Pictures/10000201000000C40000005E398A46FC3F76D1DE.png" manifest:media-type="image/png"/>
  <manifest:file-entry manifest:full-path="Pictures/10000000000007D0000005DC57B1CDB105602F7F.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DMJDII+TimesNewRoman" svg:font-family="DMJDII+TimesNewRoman" style:font-family-generic="roman"/>
    <style:font-face style:name="Arial2" svg:font-family="Arial" style:font-family-generic="swiss"/>
    <style:font-face style:name="Albany AMT" svg:font-family="'Albany AMT'"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mo" svg:font-family="Arimo" style:font-family-generic="swiss" style:font-pitch="variable"/>
    <style:font-face style:name="Arimo1" svg:font-family="Arimo" style:font-adornments="Regular" style:font-family-generic="swiss" style:font-pitch="variable"/>
    <style:font-face style:name="Albany AMT1" svg:font-family="'Albany AMT'" style:font-family-generic="system" style:font-pitch="variable"/>
    <style:font-face style:name="Arial4" svg:font-family="Arial" style:font-family-generic="system" style:font-pitch="variable"/>
    <style:font-face style:name="Arial Unicode MS" svg:font-family="'Arial Unicode M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tyle:protect="position size"/>
    </style:style>
    <style:style style:name="pr1" style:family="presentation" style:parent-style-name="SUSE_5f_Legal_5f_Master_5f_2016-title">
      <style:graphic-properties fo:min-height="3.18cm"/>
    </style:style>
    <style:style style:name="pr2" style:family="presentation" style:parent-style-name="SUSE_5f_Legal_5f_Master_5f_2016-notes">
      <style:graphic-properties draw:fill-color="#ffffff" draw:auto-grow-height="false" fo:min-height="12.572cm"/>
    </style:style>
    <style:style style:name="pr3" style:family="presentation" style:parent-style-name="TOC_5f_Master_5f_2016-outline1" style:list-style-name="L4">
      <style:graphic-properties draw:stroke="none" draw:fill="none" draw:fill-color="#ffffff" draw:textarea-horizontal-align="left" draw:textarea-vertical-align="top" draw:auto-grow-height="true" draw:auto-grow-width="false" fo:min-height="1.893cm" fo:min-width="0cm" fo:padding-top="0cm" fo:padding-bottom="0cm" fo:padding-left="0cm" fo:padding-right="0cm" draw:shadow="hidden" draw:shadow-color="#808080"/>
    </style:style>
    <style:style style:name="pr4" style:family="presentation" style:parent-style-name="TOC_5f_Master_5f_2016-notes">
      <style:graphic-properties draw:fill-color="#ffffff" draw:auto-grow-height="false" fo:min-height="11.1cm"/>
    </style:style>
    <style:style style:name="pr5" style:family="presentation" style:parent-style-name="SUSE_5f_Splash_5f_Master_5f_2016-notes">
      <style:graphic-properties draw:fill-color="#ffffff" draw:auto-grow-height="false" fo:min-height="12.572cm" style:protect="position size"/>
    </style:style>
    <style:style style:name="pr6" style:family="presentation" style:parent-style-name="SUSE_5f_Legal_5f_Final_5f_Master_5f_2016-notes">
      <style:graphic-properties draw:fill-color="#ffffff" draw:auto-grow-height="false" fo:min-height="12.572cm" style:protect="position size"/>
    </style:style>
    <style:style style:name="co1" style:family="table-column">
      <style:table-column-properties style:column-width="4.683cm" style:use-optimal-column-width="false"/>
    </style:style>
    <style:style style:name="co2" style:family="table-column">
      <style:table-column-properties style:column-width="14.368cm" style:use-optimal-column-width="false"/>
    </style:style>
    <style:style style:name="co3" style:family="table-column">
      <style:table-column-properties style:column-width="7.645cm" style:use-optimal-column-width="false"/>
    </style:style>
    <style:style style:name="co4" style:family="table-column">
      <style:table-column-properties style:column-width="7.642cm" style:use-optimal-column-width="false"/>
    </style:style>
    <style:style style:name="co5" style:family="table-column">
      <style:table-column-properties style:column-width="9.368cm" style:use-optimal-column-width="false"/>
    </style:style>
    <style:style style:name="co6" style:family="table-column">
      <style:table-column-properties style:column-width="9.371cm" style:use-optimal-column-width="false"/>
    </style:style>
    <style:style style:name="ro1" style:family="table-row">
      <style:table-row-properties style:row-height="6.8cm"/>
    </style:style>
    <style:style style:name="ro2" style:family="table-row">
      <style:table-row-properties style:row-height="7.21cm"/>
    </style:style>
    <style:style style:name="ro3" style:family="table-row">
      <style:table-row-properties style:row-height="1.533cm"/>
    </style:style>
    <style:style style:name="ro4" style:family="table-row">
      <style:table-row-properties style:row-height="1.947cm"/>
    </style:style>
    <style:style style:name="ro5" style:family="table-row">
      <style:table-row-properties style:row-height="17.083cm"/>
    </style:style>
    <style:style style:name="ro6" style:family="table-row">
      <style:table-row-properties style:row-height="18.778cm"/>
    </style:style>
    <style:style style:name="ce1" style:family="table-cell">
      <loext:graphic-properties draw:fill="none" style:repeat="repeat" draw:textarea-vertical-align="middle"/>
      <style:paragraph-properties fo:border="none"/>
      <style:text-properties style:font-name="Arimo"/>
    </style:style>
    <style:style style:name="ce2" style:family="table-cell">
      <loext:graphic-properties draw:fill="none" style:repeat="repeat" draw:textarea-vertical-align="middle"/>
      <style:paragraph-properties fo:text-align="center" fo:border="none"/>
      <style:text-properties style:font-name="Arimo"/>
    </style:style>
    <style:style style:name="ce3" style:family="table-cell">
      <loext:graphic-properties draw:fill="none" style:repeat="repeat" draw:textarea-vertical-align="middle"/>
      <style:paragraph-properties fo:border="none"/>
      <style:text-properties style:font-name="Arimo" fo:font-size="12pt" fo:font-weight="bold" style:font-size-asian="12pt" style:font-weight-asian="bold" style:font-size-complex="12pt" style:font-weight-complex="bold"/>
    </style:style>
    <style:style style:name="ce4" style:family="table-cell">
      <loext:graphic-properties draw:fill="none" style:repeat="repeat"/>
      <style:text-properties fo:font-size="8pt" style:font-size-asian="8pt" style:font-size-complex="8pt"/>
    </style:style>
    <style:style style:name="ce5" style:family="table-cell">
      <loext:graphic-properties draw:fill="none" style:repeat="repeat"/>
      <style:text-properties fo:font-size="10pt" style:font-size-asian="10pt" style:font-size-complex="10pt"/>
    </style:style>
    <style:style style:name="P1" style:family="paragraph">
      <style:paragraph-properties fo:text-align="center"/>
    </style:style>
    <style:style style:name="P2" style:family="paragraph">
      <style:text-properties fo:color="#ffffff"/>
    </style:style>
    <style:style style:name="P3" style:family="paragraph">
      <loext:graphic-properties draw:fill-color="#ffffff"/>
    </style:style>
    <style:style style:name="P4" style:family="paragraph">
      <style:paragraph-properties style:punctuation-wrap="hanging" style:line-break="strict"/>
    </style:style>
    <style:style style:name="P5" style:family="paragraph">
      <loext:graphic-properties draw:fill="none" draw:fill-color="#ffffff"/>
      <style:paragraph-properties fo:margin-left="0.483cm" fo:margin-right="0cm" fo:margin-top="0cm" fo:margin-bottom="0.304cm" fo:line-height="100%" fo:text-indent="0cm" style:punctuation-wrap="hanging" style:line-break="strict" style:writing-mode="lr-tb"/>
      <style:text-properties style:font-name="Arimo" fo:font-size="48pt" fo:font-weight="normal" style:font-size-asian="48pt" style:font-weight-asian="normal" style:font-size-complex="48pt" style:font-weight-complex="normal"/>
    </style:style>
    <style:style style:name="P6" style:family="paragraph">
      <style:paragraph-properties fo:line-height="200%" fo:text-align="start"/>
    </style:style>
    <style:style style:name="P7" style:family="paragraph">
      <style:paragraph-properties fo:line-height="200%" fo:text-align="center"/>
    </style:style>
    <style:style style:name="P8" style:family="paragraph">
      <loext:graphic-properties draw:fill-color="#ffffff"/>
      <style:paragraph-properties fo:line-height="200%" fo:text-align="start"/>
      <style:text-properties style:font-name="Arimo" fo:font-size="10pt" style:font-size-asian="10pt" style:font-size-complex="10pt"/>
    </style:style>
    <style:style style:name="P9" style:family="paragraph">
      <loext:graphic-properties draw:fill-color="#ffffff"/>
      <style:text-properties style:font-name="Arial2" fo:font-size="10.5pt" style:font-size-asian="10.5pt" style:font-size-complex="10.5pt"/>
    </style:style>
    <style:style style:name="T1" style:family="text">
      <style:text-properties style:font-name="Arimo" fo:font-size="32pt" fo:font-weight="bold" style:font-size-asian="32pt" style:font-weight-asian="bold" style:font-size-complex="32pt" style:font-weight-complex="bold"/>
    </style:style>
    <style:style style:name="T2" style:family="text">
      <style:text-properties style:font-name="Arimo" fo:font-size="20pt" fo:font-weight="bold" style:font-size-asian="20pt" style:font-weight-asian="bold" style:font-size-complex="20pt" style:font-weight-complex="bold"/>
    </style:style>
    <style:style style:name="T3" style:family="text">
      <style:text-properties style:font-name="Arimo" fo:font-size="14pt" fo:font-weight="bold" style:font-size-asian="14pt" style:font-weight-asian="bold" style:font-size-complex="14pt" style:font-weight-complex="bold"/>
    </style:style>
    <style:style style:name="T4" style:family="text">
      <style:text-properties fo:color="#ffffff"/>
    </style:style>
    <style:style style:name="T5" style:family="text">
      <style:text-properties fo:font-size="8pt" fo:font-weight="bold" style:font-size-asian="8pt" style:font-weight-asian="bold" style:font-size-complex="8pt" style:font-weight-complex="bold"/>
    </style:style>
    <style:style style:name="T6" style:family="text">
      <style:text-properties fo:font-size="8pt" style:font-size-asian="8pt" style:font-size-complex="8pt"/>
    </style:style>
    <style:style style:name="T7" style:family="text">
      <style:text-properties style:font-name="DMJDII+TimesNewRoman" fo:font-size="8pt" style:font-name-asian="DMJDII+TimesNewRoman" style:font-size-asian="8pt" style:font-name-complex="DMJDII+TimesNewRoman" style:font-size-complex="8pt"/>
    </style:style>
    <style:style style:name="T8" style:family="text">
      <style:text-properties fo:color="#000000" style:font-name="DMJDII+TimesNewRoman" fo:font-size="8pt" style:font-name-asian="DMJDII+TimesNewRoman" style:font-size-asian="8pt" style:font-name-complex="DMJDII+TimesNewRoman" style:font-size-complex="8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style:font-size-asian="10pt" style:font-size-complex="10pt"/>
    </style:style>
    <style:style style:name="T11" style:family="text">
      <style:text-properties style:font-name="DMJDII+TimesNewRoman" fo:font-size="10pt" style:font-name-asian="DMJDII+TimesNewRoman" style:font-size-asian="10pt" style:font-name-complex="DMJDII+TimesNewRoman" style:font-size-complex="10pt"/>
    </style:style>
    <style:style style:name="T12" style:family="text">
      <style:text-properties fo:color="#000000" style:font-name="DMJDII+TimesNewRoman" fo:font-size="10pt" style:font-name-asian="DMJDII+TimesNewRoman" style:font-size-asian="10pt" style:font-name-complex="DMJDII+TimesNewRoman" style:font-size-complex="10pt"/>
    </style:style>
    <style:style style:name="T13" style:family="text">
      <style:text-properties style:font-name="Arimo" fo:font-size="48pt" fo:language="en" fo:country="GB" fo:font-weight="normal" style:font-size-asian="48pt" style:font-weight-asian="normal" style:font-size-complex="48pt" style:font-weight-complex="normal"/>
    </style:style>
    <style:style style:name="T14" style:family="text">
      <style:text-properties style:font-name="Arimo" fo:font-size="24pt" fo:font-weight="bold" style:font-size-asian="24pt" style:font-weight-asian="bold" style:font-size-complex="24pt" style:font-weight-complex="bold"/>
    </style:style>
    <style:style style:name="T15" style:family="text">
      <style:text-properties style:font-name="Arimo" fo:font-size="10pt" fo:font-weight="bold" style:font-size-asian="10pt" style:font-weight-asian="bold" style:font-size-complex="10pt" style:font-weight-complex="bold"/>
    </style:style>
    <style:style style:name="T16" style:family="text">
      <style:text-properties style:font-name="Arimo" fo:font-size="12pt" fo:font-weight="bold" style:font-size-asian="12pt" style:font-weight-asian="bold" style:font-size-complex="12pt" style:font-weight-complex="bold"/>
    </style:style>
    <style:style style:name="T17" style:family="text">
      <style:text-properties style:font-name="Arimo"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483cm"/>
        <style:text-properties style:font-name="Arial1" fo:color="#3c3c41" fo:font-size="65%"/>
      </text:list-level-style-bullet>
      <text:list-level-style-bullet text:level="2" text:bullet-char="–">
        <style:list-level-properties text:space-before="0.952cm" text:min-label-width="0.476cm"/>
        <style:text-properties style:font-name="Arial1" fo:color="#3c3c41" fo:font-size="65%"/>
      </text:list-level-style-bullet>
      <text:list-level-style-bullet text:level="3" text:bullet-char="&gt;">
        <style:list-level-properties text:space-before="1.746cm" text:min-label-width="0.494cm"/>
        <style:text-properties style:font-name="Arial1" fo:color="#3c3c41" fo:font-size="65%"/>
      </text:list-level-style-bullet>
      <text:list-level-style-bullet text:level="4" text:bullet-char="»">
        <style:list-level-properties text:space-before="2.557cm" text:min-label-width="0.468cm"/>
        <style:text-properties style:font-name="Arial1" fo:color="#3c3c41" fo:font-size="65%"/>
      </text:list-level-style-bullet>
      <text:list-level-style-bullet text:level="5" text:bullet-char="~">
        <style:list-level-properties text:space-before="3.342cm" text:min-label-width="0.318cm"/>
        <style:text-properties style:font-name="Arial1" fo:color="#3c3c41" fo:font-size="65%"/>
      </text:list-level-style-bullet>
      <text:list-level-style-bullet text:level="6" text:bullet-char="~">
        <style:list-level-properties text:space-before="3.342cm" text:min-label-width="0.318cm"/>
        <style:text-properties style:font-name="Arial1" fo:color="#3c3c41" fo:font-size="65%"/>
      </text:list-level-style-bullet>
      <text:list-level-style-bullet text:level="7" text:bullet-char="~">
        <style:list-level-properties text:space-before="3.342cm" text:min-label-width="0.318cm"/>
        <style:text-properties style:font-name="Arial1" fo:color="#3c3c41" fo:font-size="65%"/>
      </text:list-level-style-bullet>
      <text:list-level-style-bullet text:level="8" text:bullet-char="~">
        <style:list-level-properties text:space-before="3.342cm" text:min-label-width="0.318cm"/>
        <style:text-properties style:font-name="Arial1" fo:color="#3c3c41" fo:font-size="65%"/>
      </text:list-level-style-bullet>
      <text:list-level-style-bullet text:level="9" text:bullet-char="~">
        <style:list-level-properties text:space-before="3.342cm" text:min-label-width="0.318cm"/>
        <style:text-properties style:font-name="Arial1" fo:color="#3c3c41"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header-decl presentation:name="hdr1">Course Titile</presentation:header-decl>
      <presentation:footer-decl presentation:name="ftr1">Copying all or part of this manual, or distributing such copies, is strictly prohibited.  To report suspected copying, please call 1-800-PIRATES</presentation:footer-decl>
      <draw:page draw:name="Cover Page" draw:style-name="dp1" draw:master-page-name="SUSE_5f_Cover_5f_Master_5f_2016" presentation:presentation-page-layout-name="AL1T1">
        <office:forms form:automatic-focus="false" form:apply-design-mode="false"/>
        <presentation:notes draw:style-name="dp2" presentation:use-header-name="hdr1" presentation:use-footer-name="ftr1">
          <draw:page-thumbnail draw:style-name="gr1" draw:layer="layout" svg:width="1.905cm" svg:height="0.895cm" svg:x="9.159cm" svg:y="28.738cm" draw:page-number="1" presentation:class="page"/>
          <draw:frame draw:style-name="standard" draw:layer="layout" svg:width="19.05cm" svg:height="17.489cm" svg:x="1.27cm" svg:y="1.27cm">
            <table:table table:template-name="default" table:use-first-row-styles="true" table:use-banding-rows-styles="true">
              <table:table-column table:style-name="co1"/>
              <table:table-column table:style-name="co2"/>
              <table:table-row table:style-name="ro1" table:default-cell-style-name="ce1">
                <table:table-cell table:number-columns-spanned="2"/>
                <table:covered-table-cell/>
              </table:table-row>
              <table:table-row table:style-name="ro2" table:default-cell-style-name="ce2">
                <table:table-cell table:number-columns-spanned="2">
                  <text:p text:style-name="P1"><text:span text:style-name="T1">Course Name</text:span></text:p>
                  <text:p text:style-name="P1"><text:span text:style-name="T2">-Lecture-</text:span></text:p>
                  <text:p text:style-name="P1"><text:span text:style-name="T3"/></text:p>
                  <text:p text:style-name="P1"><text:span text:style-name="T3">Course ID: ###</text:span></text:p>
                  <text:p text:style-name="P1"><text:span text:style-name="T3">Version: #.#.#</text:span></text:p>
                  <text:p text:style-name="P1"><text:span text:style-name="T3">Date: YYYY-MM-DD</text:span></text:p>
                </table:table-cell>
                <table:covered-table-cell/>
              </table:table-row>
              <table:table-row table:style-name="ro3" table:default-cell-style-name="ce1">
                <table:table-cell table:number-columns-spanned="2"/>
                <table:covered-table-cell/>
              </table:table-row>
              <table:table-row table:style-name="ro4" table:default-cell-style-name="ce3">
                <table:table-cell/>
                <table:table-cell/>
              </table:table-row>
            </table:table>
            <draw:image xlink:href="Pictures/TablePreview1.svm" xlink:type="simple" xlink:show="embed" xlink:actuate="onLoad"/>
          </draw:frame>
        </presentation:notes>
      </draw:page>
      <draw:page draw:name="SUSE_Legal_Slide" draw:style-name="dp1" draw:master-page-name="SUSE_5f_Legal_5f_Master_5f_2016" presentation:presentation-page-layout-name="AL1T1">
        <office:forms form:automatic-focus="false" form:apply-design-mode="false"/>
        <draw:frame presentation:style-name="pr1" draw:text-style-name="P2" draw:layer="layout" svg:width="22.859cm" svg:height="3.18cm" svg:x="1.27cm" svg:y="0.76cm" presentation:class="title" presentation:user-transformed="true">
          <draw:text-box>
            <text:p><text:span text:style-name="T4">Front Matter</text:span></text:p>
          </draw:text-box>
        </draw:frame>
        <draw:frame draw:style-name="standard" draw:layer="layout" svg:width="15.286cm" svg:height="17.082cm" svg:x="5.096cm" svg:y="0.49cm" presentation:class="table" presentation:user-transformed="true">
          <table:table table:template-name="default" table:use-first-row-styles="true" table:use-banding-rows-styles="true">
            <table:table-column table:style-name="co3"/>
            <table:table-column table:style-name="co4"/>
            <table:table-row table:style-name="ro5" table:default-cell-style-name="ce4">
              <table:table-cell>
                <text:p><text:span text:style-name="T5">Proprietary Statement</text:span></text:p>
                <text:p><text:span text:style-name="T6">Copyright © 2018 SUSE LLC. All rights reserved.</text:span></text:p>
                <text:p><text:span text:style-name="T6"/></text:p>
                <text:p><text:span text:style-name="T6">SUSE LLC, has intellectual property rights relating to technology embodied in the product that is described in this document. </text:span></text:p>
                <text:p><text:span text:style-name="T6"/></text:p>
                <text:p><text:span text:style-name="T6">No part of this publication may be reproduced, photocopied, stored on a retrieval system, or transmitted without the express written consent of the publisher.</text:span></text:p>
                <text:p><text:span text:style-name="T6"/></text:p>
                <text:p><text:span text:style-name="T6">SUSE</text:span></text:p>
                <text:p><text:span text:style-name="T6">Maxfeldstrasse 5</text:span></text:p>
                <text:p><text:span text:style-name="T6">90409 Nuremberg</text:span></text:p>
                <text:p><text:span text:style-name="T6">Germany</text:span></text:p>
                <text:p><text:span text:style-name="T6">www.suse.com </text:span></text:p>
                <text:p><text:span text:style-name="T6"/></text:p>
                <text:p><text:span text:style-name="T6">(C) 2018 SUSE LLC. All Rights Reserved. SUSE and the SUSE logo are registered trademarks of SUSE LLC in the United States and other countries. All third-party trademarks are the property of their respective owners.</text:span></text:p>
                <text:p><text:span text:style-name="T6"/></text:p>
                <text:p><text:span text:style-name="T6">If you know of illegal copying of software, contact your local Software Antipiracy Hotline.</text:span></text:p>
              </table:table-cell>
              <table:table-cell>
                <text:p><text:span text:style-name="T5">Disclaimer</text:span></text:p>
                <text:p><text:span text:style-name="T6">SUSE LLC, makes no representations or warranties with respect to the contents or use of this documentation, and specifically disclaims any express or implied warranties of merchantability or fitness for any particular purpose.</text:span></text:p>
                <text:p><text:span text:style-name="T6"/></text:p>
                <text:p><text:span text:style-name="T6">Further, SUSE LLC, reserves the right to revise this publication and to make changes to its content, at any time, without obligation to notify any person or entity of such revisions or changes. Further, SUSE LLC, makes no representations or warranties with respect to any software, and specifically disclaims any express or implied warranties of merchantability or fitness for any particular purpose. Further, SUSE LLC, reserves the right to make changes to any and all parts of SUSE software, at any time, without any obligation to notify any person or entity of such changes.</text:span></text:p>
                <text:p><text:span text:style-name="T6"/></text:p>
                <text:p><text:span text:style-name="T6">Any products or technical information provided under this Agreement may be subject to U.S. export controls and the trade laws of other countries. You agree to comply with all export control regulations and to obtain any required licenses or classification to export, re-export or import deliverables. You agree not to export or re-export to entities on the current U.S. export exclusion lists or to any embargoed or terrorist countries as specified in the U.S. export laws. You agree to not use deliverables for prohibited nuclear, missile, or chemical biological </text:span><text:span text:style-name="T7">weaponry end uses. </text:span><text:span text:style-name="T6"><text:s/>SUSE assumes no responsibility for your failure to obtain any necessary export approvals.</text:span></text:p>
                <text:p><text:span text:style-name="T6"/></text:p>
                <text:p><text:span text:style-name="T6">This SUSE Training Manual is published solely to instruct students in the use of SUSE networking software. Although third-party application software packages may be used in SUSE training courses, this is for demonstration purposes only and shall not constitute an endorsement of any of these software applications.</text:span></text:p>
                <text:p><text:span text:style-name="T6"/></text:p>
                <text:p><text:span text:style-name="T6">Further, SUSE LLC does not represent itself as having any particular expertise in these application software packages and any use by students of the same shall </text:span><text:span text:style-name="T8">be done at the student’s own risk.</text:span></text:p>
              </table:table-cell>
            </table:table-row>
          </table:table>
          <draw:image xlink:href="Pictures/TablePreview2.svm" xlink:type="simple" xlink:show="embed" xlink:actuate="onLoad"/>
        </draw:frame>
        <presentation:notes draw:style-name="dp2" presentation:use-header-name="hdr1" presentation:use-footer-name="ftr1">
          <draw:frame presentation:style-name="pr2" draw:text-style-name="P3" draw:layer="layout" svg:width="19.05cm" svg:height="24.638cm" svg:x="1.27cm" svg:y="1.27cm" presentation:class="notes">
            <draw:text-box>
              <text:p><text:s/></text:p>
            </draw:text-box>
          </draw:frame>
          <draw:frame draw:style-name="gr2" draw:layer="layout" svg:width="18.738cm" svg:height="18.777cm" svg:x="1.225cm" svg:y="1.344cm">
            <table:table table:template-name="default" table:use-first-row-styles="true" table:use-banding-rows-styles="true">
              <table:table-column table:style-name="co5"/>
              <table:table-column table:style-name="co6"/>
              <table:table-row table:style-name="ro6" table:default-cell-style-name="ce5">
                <table:table-cell>
                  <text:p><text:span text:style-name="T9">Proprietary Statement</text:span></text:p>
                  <text:p><text:span text:style-name="T10">Copyright © 2018 SUSE LLC. All rights reserved.</text:span></text:p>
                  <text:p><text:span text:style-name="T10"/></text:p>
                  <text:p><text:span text:style-name="T10">SUSE LLC, has intellectual property rights relating to technology embodied in the product that is described in this document. </text:span></text:p>
                  <text:p><text:span text:style-name="T10"/></text:p>
                  <text:p><text:span text:style-name="T10">No part of this publication may be reproduced, photocopied, stored on a retrieval system, or transmitted without the express written consent of the publisher.</text:span></text:p>
                  <text:p><text:span text:style-name="T10"/></text:p>
                  <text:p><text:span text:style-name="T10">SUSE</text:span></text:p>
                  <text:p><text:span text:style-name="T10">Maxfeldstrasse 5</text:span></text:p>
                  <text:p><text:span text:style-name="T10">90409 Nuremberg</text:span></text:p>
                  <text:p><text:span text:style-name="T10">Germany</text:span></text:p>
                  <text:p><text:span text:style-name="T10">www.suse.com </text:span></text:p>
                  <text:p><text:span text:style-name="T10"/></text:p>
                  <text:p><text:span text:style-name="T10">(C) 2018 SUSE LLC. All Rights Reserved. SUSE and the SUSE logo are registered trademarks of SUSE LLC in the United States and other countries. All third-party trademarks are the property of their respective owners.</text:span></text:p>
                  <text:p><text:span text:style-name="T10"/></text:p>
                  <text:p><text:span text:style-name="T10">If you know of illegal copying of software, contact your local Software Antipiracy Hotline.</text:span></text:p>
                </table:table-cell>
                <table:table-cell>
                  <text:p><text:span text:style-name="T9">Disclaimer</text:span></text:p>
                  <text:p><text:span text:style-name="T10">SUSE LLC, makes no representations or warranties with respect to the contents or use of this documentation, and specifically disclaims any express or implied warranties of merchantability or fitness for any particular purpose.</text:span></text:p>
                  <text:p><text:span text:style-name="T10"/></text:p>
                  <text:p><text:span text:style-name="T10">Further, SUSE LLC, reserves the right to revise this publication and to make changes to its content, at any time, without obligation to notify any person or entity of such revisions or changes. Further, SUSE LLC, makes no representations or warranties with respect to any software, and specifically disclaims any express or implied warranties of merchantability or fitness for any particular purpose. Further, SUSE LLC, reserves the right to make changes to any and all parts of SUSE software, at any time, without any obligation to notify any person or entity of such changes.</text:span></text:p>
                  <text:p><text:span text:style-name="T10"/></text:p>
                  <text:p><text:span text:style-name="T10">Any products or technical information provided under this Agreement may be subject to U.S. export controls and the trade laws of other countries. You agree to comply with all export control regulations and to obtain any required licenses or classification to export, re-export or import deliverables. You agree not to export or re-export to entities on the current U.S. export exclusion lists or to any embargoed or terrorist countries as specified in the U.S. export laws. You agree to not use deliverables for prohibited nuclear, missile, or chemical biological </text:span><text:span text:style-name="T11">weaponry end uses. </text:span><text:span text:style-name="T10"><text:s/>SUSE assumes no responsibility for your failure to obtain any necessary export approvals.</text:span></text:p>
                  <text:p><text:span text:style-name="T10"/></text:p>
                  <text:p><text:span text:style-name="T10">This SUSE Training Manual is published solely to instruct students in the use of SUSE networking software. Although third-party application software packages may be used in SUSE training courses, this is for demonstration purposes only and shall not constitute an endorsement of any of these software applications.</text:span></text:p>
                  <text:p><text:span text:style-name="T10"/></text:p>
                  <text:p><text:span text:style-name="T10">Further, SUSE LLC does not represent itself as having any particular expertise in these application software packages and any use by students of the same shall </text:span><text:span text:style-name="T12">be done at the student’s own risk.</text:span></text:p>
                </table:table-cell>
              </table:table-row>
            </table:table>
            <draw:image xlink:href="Pictures/TablePreview3.svm" xlink:type="simple" xlink:show="embed" xlink:actuate="onLoad"/>
          </draw:frame>
          <draw:page-thumbnail draw:style-name="gr1" draw:layer="layout" svg:width="2.444cm" svg:height="1.581cm" svg:x="5.157cm" svg:y="27.94cm" draw:page-number="2" presentation:class="page"/>
        </presentation:notes>
      </draw:page>
      <draw:page draw:name="Table of Contents" draw:style-name="dp3" draw:master-page-name="TOC_5f_Master_5f_2016" presentation:presentation-page-layout-name="AL1T1">
        <office:forms form:automatic-focus="false" form:apply-design-mode="false"/>
        <draw:frame presentation:style-name="pr3" draw:text-style-name="P5" draw:layer="layout" svg:width="13.658cm" svg:height="1.893cm" svg:x="5.766cm" svg:y="7.413cm" presentation:class="outline" presentation:user-transformed="true">
          <draw:text-box>
            <text:p text:style-name="P4"><text:span text:style-name="T13">Table of Contents</text:span></text:p>
          </draw:text-box>
        </draw:frame>
        <presentation:notes draw:style-name="dp2" presentation:use-header-name="hdr1" presentation:use-footer-name="ftr1">
          <draw:frame presentation:style-name="pr4" draw:text-style-name="P8" draw:layer="layout" svg:width="17.78cm" svg:height="24.638cm" svg:x="2.54cm" svg:y="1.27cm" presentation:class="notes" presentation:user-transformed="true">
            <draw:text-box>
              <text:p text:style-name="P6"><text:span text:style-name="T14"><text:tab/></text:span><text:span text:style-name="T14">Contents</text:span></text:p>
              <text:p text:style-name="P7"><text:span text:style-name="T15"/></text:p>
              <text:p text:style-name="P6"><text:span text:style-name="T16">SECTION 1: <text:s/>Section 1 Title</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4</text:span></text:p>
              <text:p text:style-name="P6"><text:span text:style-name="T16">SECTION 2: <text:s/>Section 1 Title </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p>
              <text:p text:style-name="P6"><text:span text:style-name="T16">SECTION 3: <text:s/>Section 1 Title</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p>
              <text:p text:style-name="P6"><text:span text:style-name="T16">SECTION 4: <text:s/>Section 1 Title</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span></text:p>
              <text:p><text:span text:style-name="T17"/></text:p>
              <text:p><text:span text:style-name="T17"/></text:p>
            </draw:text-box>
          </draw:frame>
          <draw:page-thumbnail draw:style-name="gr1" draw:layer="layout" svg:width="3.887cm" svg:height="1.87cm" svg:x="5.301cm" svg:y="27.94cm" draw:page-number="3" presentation:class="page"/>
        </presentation:notes>
      </draw:page>
      <draw:page draw:name="SUSE_Splash_Slide" draw:style-name="dp4" draw:master-page-name="SUSE_5f_Splash_5f_Master_5f_2016">
        <office:forms form:automatic-focus="false" form:apply-design-mode="false"/>
        <presentation:notes draw:style-name="dp2" presentation:use-header-name="hdr1" presentation:use-footer-name="ftr1">
          <draw:page-thumbnail draw:style-name="gr1" draw:layer="layout" svg:width="19.05cm" svg:height="14.3cm" svg:x="1.27cm" svg:y="1.27cm" draw:page-number="4" presentation:class="page"/>
          <draw:frame presentation:style-name="pr5" draw:text-style-name="P9" draw:layer="layout" svg:width="19.05cm" svg:height="10.414cm" svg:x="1.27cm" svg:y="15.621cm" presentation:class="notes" presentation:placeholder="true" presentation:user-transformed="true">
            <draw:text-box/>
          </draw:frame>
        </presentation:notes>
      </draw:page>
      <draw:page draw:name="SUSE_Legal_Final_Slide" draw:style-name="dp4" draw:master-page-name="SUSE_5f_Legal_5f_Final_5f_Master_5f_2016">
        <office:forms form:automatic-focus="false" form:apply-design-mode="false"/>
        <presentation:notes draw:style-name="dp2" presentation:use-header-name="hdr1" presentation:use-footer-name="ftr1">
          <draw:page-thumbnail draw:style-name="gr1" draw:layer="layout" svg:width="19.05cm" svg:height="14.3cm" svg:x="1.27cm" svg:y="1.27cm" draw:page-number="5" presentation:class="page"/>
          <draw:frame presentation:style-name="pr6" draw:text-style-name="P9" draw:layer="layout" svg:width="19.05cm" svg:height="10.414cm" svg:x="1.27cm" svg:y="15.62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DMJDII+TimesNewRoman" svg:font-family="DMJDII+TimesNewRoman" style:font-family-generic="roman"/>
    <style:font-face style:name="Arial2" svg:font-family="Arial" style:font-family-generic="swiss"/>
    <style:font-face style:name="Albany AMT" svg:font-family="'Albany AMT'"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mo" svg:font-family="Arimo" style:font-family-generic="swiss" style:font-pitch="variable"/>
    <style:font-face style:name="Arimo1" svg:font-family="Arimo" style:font-adornments="Regular" style:font-family-generic="swiss" style:font-pitch="variable"/>
    <style:font-face style:name="Albany AMT1" svg:font-family="'Albany AMT'" style:font-family-generic="system" style:font-pitch="variable"/>
    <style:font-face style:name="Arial4" svg:font-family="Arial" style:font-family-generic="system" style:font-pitch="variable"/>
    <style:font-face style:name="Arial Unicode MS" svg:font-family="'Arial Unicode M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AMT"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455560" style:text-outline="false" style:text-line-through-style="none" style:text-line-through-type="none" style:font-name="Arimo1" fo:font-family="Arimo"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4"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USE_5f_Title_5f_Master_5f_2016-background" style:display-name="SUSE_Title_Master_2016-background" style:family="presentation">
      <style:graphic-properties draw:stroke="none" draw:fill="none"/>
      <style:text-properties style:letter-kerning="true"/>
    </style:style>
    <style:style style:name="SUSE_5f_Title_5f_Master_5f_2016-backgroundobjects" style:display-name="SUSE_Title_Master_2016-backgroundobjects" style:family="presentation">
      <style:graphic-properties draw:shadow="hidden" draw:shadow-offset-x="0.3cm" draw:shadow-offset-y="0.3cm" draw:shadow-color="#808080"/>
      <style:text-properties style:font-name="Arimo1" fo:font-family="Arimo" style:font-style-name="Regular" style:font-family-generic="swiss" style:font-pitch="variable" style:letter-kerning="true"/>
    </style:style>
    <style:style style:name="SUSE_5f_Title_5f_Master_5f_2016-notes" style:display-name="SUSE_Title_Master_2016-notes" style:family="presentation">
      <style:graphic-properties draw:stroke="none" draw:fill="none"/>
      <style:paragraph-properties fo:margin-left="0cm" fo:margin-right="0cm" fo:text-indent="0cm"/>
      <style:text-properties style:use-window-font-color="true" style:text-outline="false" style:text-line-through-style="none" style:text-line-through-type="none" style:font-name="Arimo" fo:font-family="Arimo" style:font-family-generic="swiss" style:font-pitch="variable" fo:font-size="10.5pt" fo:font-style="normal" fo:text-shadow="none" style:text-underline-style="none" fo:font-weight="normal" style:letter-kerning="true" style:font-name-asian="Microsoft YaHei" style:font-family-asian="'Microsoft YaHei'" style:font-family-generic-asian="system" style:font-pitch-asian="variable" style:font-size-asian="10.5pt" style:font-style-asian="normal" style:font-weight-asian="normal" style:font-name-complex="Mangal" style:font-family-complex="Mangal" style:font-family-generic-complex="system" style:font-pitch-complex="variable" style:font-size-complex="10.5pt" style:font-style-complex="normal" style:font-weight-complex="normal" style:text-emphasize="none" style:font-relief="none" style:text-overline-style="none" style:text-overline-color="font-color"/>
    </style:style>
    <style:style style:name="SUSE_5f_Title_5f_Master_5f_2016-outline1" style:display-name="SUSE_Title_Master_2016-outline1" style:family="presentation">
      <style:graphic-properties draw:stroke="none" draw:fill="none" draw:textarea-horizontal-align="left" draw:auto-grow-height="false" draw:fit-to-size="shrink-to-fit" style:shrink-to-fit="true">
        <text:list-style style:name="SUSE_5f_Title_5f_Master_5f_2016-outline1" style:display-name="SUSE_Title_Master_20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051cm" fo:line-height="105%" fo:text-align="start" fo:text-indent="0cm"/>
      <style:text-properties fo:color="#000000" style:text-outline="false" style:text-line-through-style="none" style:text-line-through-type="none" style:font-name="Arial1" fo:font-family="Arial" style:font-style-name="Regular"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SUSE_5f_Title_5f_Master_5f_2016-outline2" style:display-name="SUSE_Title_Master_2016-outline2" style:family="presentation" style:parent-style-name="SUSE_5f_Title_5f_Master_5f_2016-outline1">
      <style:paragraph-properties fo:margin-left="0cm" fo:margin-right="0cm" fo:margin-top="0cm" fo:margin-bottom="0.362cm" fo:text-indent="0cm"/>
      <style:text-properties fo:color="#000000" style:font-name="Arial1" fo:font-family="Arial" style:font-style-name="Regular" style:font-family-generic="swiss" style:font-pitch="variable" fo:font-size="14pt" style:font-size-asian="14pt" style:font-size-complex="14pt"/>
    </style:style>
    <style:style style:name="SUSE_5f_Title_5f_Master_5f_2016-outline3" style:display-name="SUSE_Title_Master_2016-outline3" style:family="presentation" style:parent-style-name="SUSE_5f_Title_5f_Master_5f_2016-outline2">
      <style:paragraph-properties fo:margin-left="0cm" fo:margin-right="0cm" fo:margin-top="0cm" fo:margin-bottom="0.271cm" fo:text-indent="0cm"/>
      <style:text-properties fo:color="#000000" style:font-name="Arial1" fo:font-family="Arial" style:font-style-name="Regular" style:font-family-generic="swiss" style:font-pitch="variable" fo:font-size="14pt" style:font-size-asian="14pt" style:font-size-complex="14pt"/>
    </style:style>
    <style:style style:name="SUSE_5f_Title_5f_Master_5f_2016-outline4" style:display-name="SUSE_Title_Master_2016-outline4" style:family="presentation" style:parent-style-name="SUSE_5f_Title_5f_Master_5f_2016-outline3">
      <style:paragraph-properties fo:margin-left="0cm" fo:margin-right="0cm" fo:margin-top="0cm" fo:margin-bottom="0.181cm" fo:text-indent="0cm"/>
      <style:text-properties fo:color="#000000" style:font-name="Arial1" fo:font-family="Arial" style:font-style-name="Regular" style:font-family-generic="swiss" style:font-pitch="variable" fo:font-size="14pt" style:font-size-asian="14pt" style:font-size-complex="14pt"/>
    </style:style>
    <style:style style:name="SUSE_5f_Title_5f_Master_5f_2016-outline5" style:display-name="SUSE_Title_Master_2016-outline5" style:family="presentation" style:parent-style-name="SUSE_5f_Title_5f_Master_5f_2016-outline4">
      <style:paragraph-properties fo:margin-left="0cm" fo:margin-right="0cm" fo:margin-top="0cm" fo:margin-bottom="0.09cm" fo:text-indent="0cm"/>
      <style:text-properties fo:color="#000000" style:font-name="Arial1" fo:font-family="Arial" style:font-style-name="Regular" style:font-family-generic="swiss" style:font-pitch="variable" fo:font-size="14pt" style:font-size-asian="14pt" style:font-size-complex="14pt"/>
    </style:style>
    <style:style style:name="SUSE_5f_Title_5f_Master_5f_2016-outline6" style:display-name="SUSE_Title_Master_2016-outline6" style:family="presentation" style:parent-style-name="SUSE_5f_Title_5f_Master_5f_2016-outline5">
      <style:paragraph-properties fo:margin-left="0cm" fo:margin-right="0cm" fo:margin-top="0cm" fo:margin-bottom="0.09cm" fo:text-indent="0cm"/>
      <style:text-properties fo:color="#000000" style:font-name="Arial1" fo:font-family="Arial" style:font-style-name="Regular" style:font-family-generic="swiss" style:font-pitch="variable" fo:font-size="14pt" style:font-size-asian="14pt" style:font-size-complex="14pt"/>
    </style:style>
    <style:style style:name="SUSE_5f_Title_5f_Master_5f_2016-outline7" style:display-name="SUSE_Title_Master_2016-outline7" style:family="presentation" style:parent-style-name="SUSE_5f_Title_5f_Master_5f_2016-outline6">
      <style:paragraph-properties fo:margin-left="0cm" fo:margin-right="0cm" fo:margin-top="0cm" fo:margin-bottom="0.09cm" fo:text-indent="0cm"/>
      <style:text-properties fo:color="#000000" style:font-name="Arial1" fo:font-family="Arial" style:font-style-name="Regular" style:font-family-generic="swiss" style:font-pitch="variable" fo:font-size="14pt" style:font-size-asian="14pt" style:font-size-complex="14pt"/>
    </style:style>
    <style:style style:name="SUSE_5f_Title_5f_Master_5f_2016-outline8" style:display-name="SUSE_Title_Master_2016-outline8" style:family="presentation" style:parent-style-name="SUSE_5f_Title_5f_Master_5f_2016-outline7">
      <style:paragraph-properties fo:margin-left="0cm" fo:margin-right="0cm" fo:margin-top="0cm" fo:margin-bottom="0.09cm" fo:text-indent="0cm"/>
      <style:text-properties style:font-name="Arial1" fo:font-family="Arial" style:font-style-name="Regular" style:font-family-generic="swiss" style:font-pitch="variable" fo:font-size="18.1000003814697pt" style:font-size-asian="20pt" style:font-size-complex="20pt"/>
    </style:style>
    <style:style style:name="SUSE_5f_Title_5f_Master_5f_2016-outline9" style:display-name="SUSE_Title_Master_2016-outline9" style:family="presentation" style:parent-style-name="SUSE_5f_Title_5f_Master_5f_2016-outline8">
      <style:paragraph-properties fo:margin-left="0cm" fo:margin-right="0cm" fo:margin-top="0cm" fo:margin-bottom="0.09cm" fo:text-indent="0cm"/>
      <style:text-properties style:font-name="Arial1" fo:font-family="Arial" style:font-style-name="Regular" style:font-family-generic="swiss" style:font-pitch="variable" fo:font-size="18.1000003814697pt" style:font-size-asian="20pt" style:font-size-complex="20pt"/>
    </style:style>
    <style:style style:name="SUSE_5f_Title_5f_Master_5f_2016-subtitle" style:display-name="SUSE_Title_Master_2016-subtitle" style:family="presentation">
      <style:graphic-properties draw:stroke="none" draw:fill="none" draw:textarea-vertical-align="middle">
        <text:list-style style:name="SUSE_5f_Title_5f_Master_5f_2016-subtitle" style:display-name="SUSE_Title_Master_201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455560"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Title_5f_Master_5f_2016-title" style:display-name="SUSE_Title_Master_2016-title" style:family="presentation">
      <style:graphic-properties draw:stroke="none" draw:fill="none" draw:textarea-horizontal-align="left" draw:textarea-vertical-align="middle">
        <text:list-style style:name="SUSE_5f_Title_5f_Master_5f_2016-title" style:display-name="SUSE_Title_Master_201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mo" fo:font-family="Arimo"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text-overline-style="none" style:text-overline-color="font-color"/>
    </style:style>
    <style:style style:name="SUSE_5f_Bullet_5f_Master_5f_2016-background" style:display-name="SUSE_Bullet_Master_2016-background" style:family="presentation">
      <style:graphic-properties draw:stroke="none" draw:fill="none"/>
      <style:text-properties style:letter-kerning="true"/>
    </style:style>
    <style:style style:name="SUSE_5f_Bullet_5f_Master_5f_2016-backgroundobjects" style:display-name="SUSE_Bullet_Master_2016-backgroundobjects" style:family="presentation">
      <style:graphic-properties draw:shadow="hidden" draw:shadow-offset-x="0.3cm" draw:shadow-offset-y="0.3cm" draw:shadow-color="#808080"/>
      <style:text-properties style:font-name="Arimo1" fo:font-family="Arimo" style:font-style-name="Regular" style:font-family-generic="swiss" style:font-pitch="variable" style:letter-kerning="true"/>
    </style:style>
    <style:style style:name="SUSE_5f_Bullet_5f_Master_5f_2016-notes" style:display-name="SUSE_Bullet_Master_2016-notes" style:family="presentation">
      <style:graphic-properties draw:stroke="none" draw:fill="none"/>
      <style:paragraph-properties fo:margin-left="0cm" fo:margin-right="0cm" fo:text-indent="0cm"/>
      <style:text-properties style:use-window-font-color="true" style:text-outline="false" style:text-line-through-style="none" style:text-line-through-type="none" style:font-name="Arimo" fo:font-family="Arimo" style:font-family-generic="swiss" style:font-pitch="variable" fo:font-size="10.5pt" fo:font-style="normal" fo:text-shadow="none" style:text-underline-style="none" fo:font-weight="normal" style:letter-kerning="true" style:font-name-asian="Microsoft YaHei" style:font-family-asian="'Microsoft YaHei'" style:font-family-generic-asian="system" style:font-pitch-asian="variable" style:font-size-asian="10.5pt" style:font-style-asian="normal" style:font-weight-asian="normal" style:font-name-complex="Mangal" style:font-family-complex="Mangal" style:font-family-generic-complex="system" style:font-pitch-complex="variable" style:font-size-complex="10.5pt" style:font-style-complex="normal" style:font-weight-complex="normal" style:text-emphasize="none" style:font-relief="none" style:text-overline-style="none" style:text-overline-color="font-color"/>
    </style:style>
    <style:style style:name="SUSE_5f_Bullet_5f_Master_5f_2016-outline1" style:display-name="SUSE_Bullet_Master_2016-outline1" style:family="presentation">
      <style:graphic-properties draw:stroke="none" draw:fill="none" draw:textarea-horizontal-align="left" draw:auto-grow-height="false" draw:fit-to-size="shrink-to-fit" style:shrink-to-fit="true">
        <text:list-style style:name="SUSE_5f_Bullet_5f_Master_5f_2016-outline1" style:display-name="SUSE_Bullet_Master_2016-outline1">
          <text:list-level-style-bullet text:level="1" text:bullet-char="•">
            <style:list-level-properties text:space-before="0.002cm" text:min-label-width="0.514cm"/>
            <style:text-properties fo:font-family="Arial" style:font-style-name="Regular" style:font-family-generic="swiss" fo:color="#000000" fo:font-size="65%"/>
          </text:list-level-style-bullet>
          <text:list-level-style-bullet text:level="2" text:bullet-char="‒">
            <style:list-level-properties text:space-before="0.736cm" text:min-label-width="0.49cm"/>
            <style:text-properties fo:font-family="Arial" style:font-style-name="Regular" style:font-family-generic="swiss" fo:color="#000000" fo:font-size="65%"/>
          </text:list-level-style-bullet>
          <text:list-level-style-bullet text:level="3" text:bullet-char="&gt;">
            <style:list-level-properties text:space-before="1.268cm" text:min-label-width="0.539cm"/>
            <style:text-properties fo:font-family="Arial" style:font-style-name="Regular" style:font-family-generic="swiss" fo:color="#000000" fo:font-size="65%"/>
          </text:list-level-style-bullet>
          <text:list-level-style-bullet text:level="4" text:bullet-char="»">
            <style:list-level-properties text:space-before="2.024cm" text:min-label-width="0.514cm"/>
            <style:text-properties fo:font-family="Arial" style:font-style-name="Regular" style:font-family-generic="swiss" fo:color="#000000" fo:font-size="65%"/>
          </text:list-level-style-bullet>
          <text:list-level-style-bullet text:level="5" text:bullet-char="~">
            <style:list-level-properties text:space-before="2.801cm" text:min-label-width="0.49cm"/>
            <style:text-properties fo:font-family="Arial" style:font-style-name="Regular" style:font-family-generic="swiss" fo:color="#000000" fo:font-size="65%"/>
          </text:list-level-style-bullet>
          <text:list-level-style-bullet text:level="6" text:bullet-char="~">
            <style:list-level-properties text:space-before="3.812cm" text:min-label-width="0.49cm"/>
            <style:text-properties fo:font-family="Arial" style:font-style-name="Regular" style:font-family-generic="swiss" fo:color="#000000" fo:font-size="65%"/>
          </text:list-level-style-bullet>
          <text:list-level-style-bullet text:level="7" text:bullet-char="~">
            <style:list-level-properties text:space-before="4.587cm" text:min-label-width="0.49cm"/>
            <style:text-properties fo:font-family="Arial" style:font-style-name="Regular" style:font-family-generic="swiss" fo:color="#000000" fo:font-size="65%"/>
          </text:list-level-style-bullet>
          <text:list-level-style-bullet text:level="8" text:bullet-char="~">
            <style:list-level-properties text:space-before="9.11cm" text:min-label-width="0.49cm"/>
            <style:text-properties fo:font-family="Arial" style:font-style-name="Regular" style:font-family-generic="swiss" fo:color="#000000" fo:font-size="65%"/>
          </text:list-level-style-bullet>
          <text:list-level-style-bullet text:level="9" text:bullet-char="~">
            <style:list-level-properties text:space-before="10.31cm" text:min-label-width="0.49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305cm" fo:line-height="105%" fo:text-indent="0cm"/>
      <style:text-properties fo:color="#000000" style:text-outline="false" style:text-line-through-style="none" style:text-line-through-type="none" style:font-name="Arial" fo:font-family="Arial"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USE_5f_Bullet_5f_Master_5f_2016-outline2" style:display-name="SUSE_Bullet_Master_2016-outline2" style:family="presentation" style:parent-style-name="SUSE_5f_Bullet_5f_Master_5f_2016-outline1">
      <style:paragraph-properties fo:margin-left="0.022cm" fo:margin-right="0cm" fo:margin-top="0cm" fo:margin-bottom="0.305cm" fo:line-height="105%" fo:text-indent="0cm"/>
      <style:text-properties fo:color="#000000" fo:font-size="20pt" style:font-size-asian="20pt" style:font-size-complex="20pt"/>
    </style:style>
    <style:style style:name="SUSE_5f_Bullet_5f_Master_5f_2016-outline3" style:display-name="SUSE_Bullet_Master_2016-outline3" style:family="presentation" style:parent-style-name="SUSE_5f_Bullet_5f_Master_5f_2016-outline2">
      <style:paragraph-properties fo:margin-left="0.258cm" fo:margin-right="0cm" fo:margin-top="0cm" fo:margin-bottom="0.305cm" fo:line-height="105%" fo:text-indent="0cm"/>
      <style:text-properties fo:color="#000000" fo:font-size="16pt" style:font-size-asian="16pt" style:font-size-complex="16pt"/>
    </style:style>
    <style:style style:name="SUSE_5f_Bullet_5f_Master_5f_2016-outline4" style:display-name="SUSE_Bullet_Master_2016-outline4" style:family="presentation" style:parent-style-name="SUSE_5f_Bullet_5f_Master_5f_2016-outline3">
      <style:paragraph-properties fo:margin-left="0.258cm" fo:margin-right="0cm" fo:margin-top="0cm" fo:margin-bottom="0.305cm" fo:line-height="105%" fo:text-indent="0cm"/>
      <style:text-properties fo:color="#000000" fo:font-size="14pt" style:font-size-asian="14pt" style:font-size-complex="14pt"/>
    </style:style>
    <style:style style:name="SUSE_5f_Bullet_5f_Master_5f_2016-outline5" style:display-name="SUSE_Bullet_Master_2016-outline5" style:family="presentation" style:parent-style-name="SUSE_5f_Bullet_5f_Master_5f_2016-outline4">
      <style:paragraph-properties fo:margin-left="0.258cm" fo:margin-right="0cm" fo:margin-top="0cm" fo:margin-bottom="0.305cm" fo:line-height="105%" fo:text-indent="0cm"/>
      <style:text-properties fo:color="#000000" fo:font-size="12pt" style:font-size-asian="12pt" style:font-size-complex="12pt"/>
    </style:style>
    <style:style style:name="SUSE_5f_Bullet_5f_Master_5f_2016-outline6" style:display-name="SUSE_Bullet_Master_2016-outline6" style:family="presentation" style:parent-style-name="SUSE_5f_Bullet_5f_Master_5f_2016-outline5">
      <style:paragraph-properties fo:margin-left="0cm" fo:margin-right="0cm" fo:margin-top="0cm" fo:margin-bottom="0.305cm" fo:line-height="105%" fo:text-indent="0cm"/>
      <style:text-properties fo:color="#000000" fo:font-size="12pt" style:font-size-asian="12pt" style:font-size-complex="12pt"/>
    </style:style>
    <style:style style:name="SUSE_5f_Bullet_5f_Master_5f_2016-outline7" style:display-name="SUSE_Bullet_Master_2016-outline7" style:family="presentation" style:parent-style-name="SUSE_5f_Bullet_5f_Master_5f_2016-outline6">
      <style:paragraph-properties fo:margin-left="0cm" fo:margin-right="0cm" fo:margin-top="0cm" fo:margin-bottom="0.305cm" fo:line-height="105%" fo:text-indent="0cm"/>
      <style:text-properties fo:color="#000000" fo:font-size="12pt" style:font-size-asian="12pt" style:font-size-complex="12pt"/>
    </style:style>
    <style:style style:name="SUSE_5f_Bullet_5f_Master_5f_2016-outline8" style:display-name="SUSE_Bullet_Master_2016-outline8" style:family="presentation" style:parent-style-name="SUSE_5f_Bullet_5f_Master_5f_2016-outline7">
      <style:paragraph-properties fo:margin-left="0cm" fo:margin-right="0cm" fo:margin-top="0cm" fo:margin-bottom="0.305cm" fo:line-height="105%" fo:text-indent="0cm"/>
      <style:text-properties fo:font-size="12pt" style:font-size-asian="12pt" style:font-size-complex="12pt"/>
    </style:style>
    <style:style style:name="SUSE_5f_Bullet_5f_Master_5f_2016-outline9" style:display-name="SUSE_Bullet_Master_2016-outline9" style:family="presentation" style:parent-style-name="SUSE_5f_Bullet_5f_Master_5f_2016-outline8">
      <style:paragraph-properties fo:margin-left="0cm" fo:margin-right="0cm" fo:margin-top="0cm" fo:margin-bottom="0.305cm" fo:line-height="105%" fo:text-indent="0cm"/>
      <style:text-properties fo:font-size="12pt" style:font-size-asian="12pt" style:font-size-complex="12pt"/>
    </style:style>
    <style:style style:name="SUSE_5f_Bullet_5f_Master_5f_2016-subtitle" style:display-name="SUSE_Bullet_Master_2016-subtitle" style:family="presentation">
      <style:graphic-properties draw:stroke="none" draw:fill="none" draw:textarea-vertical-align="middle">
        <text:list-style style:name="SUSE_5f_Bullet_5f_Master_5f_2016-subtitle" style:display-name="SUSE_Bullet_Master_201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Bullet_5f_Master_5f_2016-title" style:display-name="SUSE_Bullet_Master_2016-title" style:family="presentation">
      <style:graphic-properties draw:stroke="none" draw:fill="none" draw:textarea-horizontal-align="center" draw:textarea-vertical-align="top">
        <text:list-style style:name="SUSE_5f_Bullet_5f_Master_5f_2016-title" style:display-name="SUSE_Bullet_Master_201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style:text-line-through-type="none" style:font-name="Arial" fo:font-family="Arial"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32pt" style:font-style-asian="normal" style:font-weight-asian="bold" style:font-name-complex="Mangal" style:font-family-complex="Mangal"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Notes_5f_Only_5f_Master_5f_2016-background" style:display-name="Notes_Only_Master_2016-background" style:family="presentation">
      <style:graphic-properties draw:stroke="none" draw:fill="none"/>
      <style:text-properties style:letter-kerning="true"/>
    </style:style>
    <style:style style:name="Notes_5f_Only_5f_Master_5f_2016-backgroundobjects" style:display-name="Notes_Only_Master_2016-backgroundobjects" style:family="presentation">
      <style:graphic-properties draw:textarea-horizontal-align="justify" draw:shadow="hidden" draw:shadow-offset-x="0.2cm" draw:shadow-offset-y="0.2cm" draw:shadow-color="#808080"/>
      <style:text-properties style:font-name="Arimo1" fo:font-family="Arimo" style:font-style-name="Regular" style:font-family-generic="swiss" style:font-pitch="variable" style:letter-kerning="true"/>
    </style:style>
    <style:style style:name="Notes_5f_Only_5f_Master_5f_2016-notes" style:display-name="Notes_Only_Master_2016-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mo" fo:font-family="Arimo" style:font-family-generic="swiss" style:font-pitch="variable" fo:font-size="20pt" fo:font-style="normal" fo:text-shadow="none" style:text-underline-style="none" fo:font-weight="normal" style:letter-kerning="true" style:font-name-asian="Albany AMT1" style:font-family-asian="'Albany AMT'" style:font-family-generic-asian="system" style:font-pitch-asian="variable" style:font-size-asian="20pt" style:font-style-asian="normal" style:font-weight-asian="normal" style:font-name-complex="Albany AMT1"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otes_5f_Only_5f_Master_5f_2016-outline1" style:display-name="Notes_Only_Master_2016-outline1" style:family="presentation">
      <style:graphic-properties draw:stroke="none" draw:fill="none" draw:auto-grow-height="false" draw:fit-to-size="shrink-to-fit" style:shrink-to-fit="true">
        <text:list-style style:name="Notes_5f_Only_5f_Master_5f_2016-outline1" style:display-name="Notes_Only_Master_20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lbany AMT" fo:font-family="'Albany AMT'" style:font-family-generic="roman" style:font-pitch="variable" fo:font-size="10pt" fo:font-style="normal" fo:text-shadow="none" style:text-underline-style="none" fo:font-weight="normal" style:letter-kerning="true" style:font-name-asian="Albany AMT1" style:font-family-asian="'Albany AMT'" style:font-family-generic-asian="system" style:font-pitch-asian="variable" style:font-size-asian="10pt" style:font-style-asian="normal" style:font-weight-asian="normal" style:font-name-complex="Albany AMT1" style:font-family-complex="'Albany AMT'"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Notes_5f_Only_5f_Master_5f_2016-outline2" style:display-name="Notes_Only_Master_2016-outline2" style:family="presentation" style:parent-style-name="Notes_5f_Only_5f_Master_5f_2016-outline1">
      <style:paragraph-properties fo:margin-top="0cm" fo:margin-bottom="0.4cm"/>
      <style:text-properties fo:font-size="10pt" style:font-size-asian="10pt" style:font-size-complex="10pt"/>
    </style:style>
    <style:style style:name="Notes_5f_Only_5f_Master_5f_2016-outline3" style:display-name="Notes_Only_Master_2016-outline3" style:family="presentation" style:parent-style-name="Notes_5f_Only_5f_Master_5f_2016-outline2">
      <style:paragraph-properties fo:margin-top="0cm" fo:margin-bottom="0.3cm"/>
      <style:text-properties fo:font-size="10pt" style:font-size-asian="10pt" style:font-size-complex="10pt"/>
    </style:style>
    <style:style style:name="Notes_5f_Only_5f_Master_5f_2016-outline4" style:display-name="Notes_Only_Master_2016-outline4" style:family="presentation" style:parent-style-name="Notes_5f_Only_5f_Master_5f_2016-outline3">
      <style:paragraph-properties fo:margin-top="0cm" fo:margin-bottom="0.2cm"/>
      <style:text-properties fo:font-size="10pt" style:font-size-asian="10pt" style:font-size-complex="10pt"/>
    </style:style>
    <style:style style:name="Notes_5f_Only_5f_Master_5f_2016-outline5" style:display-name="Notes_Only_Master_2016-outline5" style:family="presentation" style:parent-style-name="Notes_5f_Only_5f_Master_5f_2016-outline4">
      <style:paragraph-properties fo:margin-top="0cm" fo:margin-bottom="0.1cm"/>
      <style:text-properties fo:font-size="10pt" style:font-size-asian="10pt" style:font-size-complex="10pt"/>
    </style:style>
    <style:style style:name="Notes_5f_Only_5f_Master_5f_2016-outline6" style:display-name="Notes_Only_Master_2016-outline6" style:family="presentation" style:parent-style-name="Notes_5f_Only_5f_Master_5f_2016-outline5">
      <style:paragraph-properties fo:margin-top="0cm" fo:margin-bottom="0.1cm"/>
      <style:text-properties fo:font-size="10pt" style:font-size-asian="10pt" style:font-size-complex="10pt"/>
    </style:style>
    <style:style style:name="Notes_5f_Only_5f_Master_5f_2016-outline7" style:display-name="Notes_Only_Master_2016-outline7" style:family="presentation" style:parent-style-name="Notes_5f_Only_5f_Master_5f_2016-outline6">
      <style:paragraph-properties fo:margin-top="0cm" fo:margin-bottom="0.1cm"/>
      <style:text-properties fo:font-size="10pt" style:font-size-asian="10pt" style:font-size-complex="10pt"/>
    </style:style>
    <style:style style:name="Notes_5f_Only_5f_Master_5f_2016-outline8" style:display-name="Notes_Only_Master_2016-outline8" style:family="presentation" style:parent-style-name="Notes_5f_Only_5f_Master_5f_2016-outline7">
      <style:paragraph-properties fo:margin-top="0cm" fo:margin-bottom="0.1cm"/>
      <style:text-properties fo:font-size="10pt" style:font-size-asian="10pt" style:font-size-complex="10pt"/>
    </style:style>
    <style:style style:name="Notes_5f_Only_5f_Master_5f_2016-outline9" style:display-name="Notes_Only_Master_2016-outline9" style:family="presentation" style:parent-style-name="Notes_5f_Only_5f_Master_5f_2016-outline8">
      <style:paragraph-properties fo:margin-top="0cm" fo:margin-bottom="0.1cm"/>
      <style:text-properties fo:font-size="10pt" style:font-size-asian="10pt" style:font-size-complex="10pt"/>
    </style:style>
    <style:style style:name="Notes_5f_Only_5f_Master_5f_2016-subtitle" style:display-name="Notes_Only_Master_2016-subtitle" style:family="presentation">
      <style:graphic-properties draw:stroke="none" draw:fill="none" draw:textarea-vertical-align="middle">
        <text:list-style style:name="Notes_5f_Only_5f_Master_5f_2016-subtitle" style:display-name="Notes_Only_Master_201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Albany AMT1" style:font-family-asian="'Albany AMT'" style:font-family-generic-asian="system" style:font-pitch-asian="variable" style:font-size-asian="32pt" style:font-style-asian="normal" style:font-weight-asian="normal" style:font-name-complex="Albany AMT1"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tes_5f_Only_5f_Master_5f_2016-title" style:display-name="Notes_Only_Master_2016-title" style:family="presentation">
      <style:graphic-properties draw:stroke="none" draw:fill="none" draw:textarea-vertical-align="middle">
        <text:list-style style:name="Notes_5f_Only_5f_Master_5f_2016-title" style:display-name="Notes_Only_Master_201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lbany AMT" fo:font-family="'Albany AMT'" style:font-family-generic="roman" style:font-pitch="variable" fo:font-size="6pt" fo:font-style="normal" fo:text-shadow="none" style:text-underline-style="none" fo:font-weight="normal" style:letter-kerning="true" style:font-name-asian="Albany AMT1" style:font-family-asian="'Albany AMT'" style:font-family-generic-asian="system" style:font-pitch-asian="variable" style:font-size-asian="6pt" style:font-style-asian="normal" style:font-weight-asian="normal" style:font-name-complex="Albany AMT1" style:font-family-complex="'Albany AMT'" style:font-family-generic-complex="system" style:font-pitch-complex="variable" style:font-size-complex="6pt" style:font-style-complex="normal" style:font-weight-complex="normal" style:text-emphasize="none" style:font-relief="none" style:text-overline-style="none" style:text-overline-color="font-color"/>
    </style:style>
    <style:style style:name="SUSE_5f_Cover_5f_Master_5f_2016-background" style:display-name="SUSE_Cover_Master_2016-background" style:family="presentation">
      <style:graphic-properties draw:stroke="none" draw:fill="none"/>
      <style:text-properties style:letter-kerning="true"/>
    </style:style>
    <style:style style:name="SUSE_5f_Cover_5f_Master_5f_2016-backgroundobjects" style:display-name="SUSE_Cover_Master_2016-backgroundobjects" style:family="presentation">
      <style:graphic-properties draw:shadow="hidden" draw:shadow-offset-x="0.3cm" draw:shadow-offset-y="0.3cm" draw:shadow-color="#808080"/>
      <style:text-properties style:font-name="Arimo1" fo:font-family="Arimo" style:font-style-name="Regular" style:font-family-generic="swiss" style:font-pitch="variable" style:letter-kerning="true"/>
    </style:style>
    <style:style style:name="SUSE_5f_Cover_5f_Master_5f_2016-notes" style:display-name="SUSE_Cover_Master_2016-notes" style:family="presentation">
      <style:graphic-properties draw:stroke="none" draw:fill="none" draw:fill-image-width="0cm" draw:fill-image-height="0cm"/>
      <style:paragraph-properties fo:margin-left="0cm" fo:margin-right="0cm" fo:text-indent="0cm"/>
      <style:text-properties style:use-window-font-color="true" style:text-outline="false" style:text-line-through-style="none" style:text-line-through-type="none" style:font-name="Arimo1" fo:font-family="Arimo" style:font-style-name="Regular" style:font-family-generic="swiss" style:font-pitch="variable" fo:font-size="10.5pt" fo:font-style="normal" fo:text-shadow="none" style:text-underline-style="none" fo:font-weight="normal" style:letter-kerning="true" style:font-name-asian="Albany AMT1" style:font-family-asian="'Albany AMT'" style:font-family-generic-asian="system" style:font-pitch-asian="variable" style:font-size-asian="10pt" style:font-style-asian="normal" style:font-weight-asian="normal" style:font-name-complex="Lucida Sans" style:font-family-complex="'Lucida Sans'"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SUSE_5f_Cover_5f_Master_5f_2016-outline1" style:display-name="SUSE_Cover_Master_2016-outline1" style:family="presentation">
      <style:graphic-properties draw:stroke="none" draw:fill="none" draw:auto-grow-height="false" draw:fit-to-size="shrink-to-fit" style:shrink-to-fit="true">
        <text:list-style style:name="SUSE_5f_Cover_5f_Master_5f_2016-outline1" style:display-name="SUSE_Cover_Master_20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line-height="100%" fo:text-align="start" fo:text-indent="0cm"/>
      <style:text-properties style:use-window-font-color="true" style:text-outline="false" style:text-line-through-style="none" style:text-line-through-type="none" style:font-name="Arimo1" fo:font-family="Arimo" style:font-style-name="Regular" style:font-family-generic="swiss" style:font-pitch="variable" fo:font-size="10pt" fo:font-style="normal" fo:text-shadow="none" style:text-underline-style="none" fo:font-weight="normal" style:letter-kerning="true" style:font-name-asian="Albany AMT1" style:font-family-asian="'Albany AMT'" style:font-family-generic-asian="system" style:font-pitch-asian="variable" style:font-size-asian="10pt" style:font-style-asian="normal" style:font-weight-asian="normal" style:font-name-complex="Lucida Sans" style:font-family-complex="'Lucida Sans'"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SUSE_5f_Cover_5f_Master_5f_2016-outline2" style:display-name="SUSE_Cover_Master_2016-outline2" style:family="presentation" style:parent-style-name="SUSE_5f_Cover_5f_Master_5f_2016-outline1">
      <style:paragraph-properties fo:margin-top="0.051cm" fo:margin-bottom="0.051cm"/>
      <style:text-properties fo:font-size="10pt" fo:font-weight="normal" style:font-size-asian="10pt" style:font-weight-asian="normal" style:font-size-complex="10pt" style:font-weight-complex="normal"/>
    </style:style>
    <style:style style:name="SUSE_5f_Cover_5f_Master_5f_2016-outline3" style:display-name="SUSE_Cover_Master_2016-outline3" style:family="presentation" style:parent-style-name="SUSE_5f_Cover_5f_Master_5f_2016-outline2">
      <style:paragraph-properties fo:margin-top="0.051cm" fo:margin-bottom="0.051cm"/>
      <style:text-properties fo:font-size="10pt" fo:font-weight="normal" style:font-size-asian="10pt" style:font-weight-asian="normal" style:font-size-complex="10pt" style:font-weight-complex="normal"/>
    </style:style>
    <style:style style:name="SUSE_5f_Cover_5f_Master_5f_2016-outline4" style:display-name="SUSE_Cover_Master_2016-outline4" style:family="presentation" style:parent-style-name="SUSE_5f_Cover_5f_Master_5f_2016-outline3">
      <style:paragraph-properties fo:margin-top="0.051cm" fo:margin-bottom="0.051cm"/>
      <style:text-properties fo:font-size="10pt" fo:font-weight="normal" style:font-size-asian="10pt" style:font-weight-asian="normal" style:font-size-complex="10pt" style:font-weight-complex="normal"/>
    </style:style>
    <style:style style:name="SUSE_5f_Cover_5f_Master_5f_2016-outline5" style:display-name="SUSE_Cover_Master_2016-outline5" style:family="presentation" style:parent-style-name="SUSE_5f_Cover_5f_Master_5f_2016-outline4">
      <style:paragraph-properties fo:margin-top="0.051cm" fo:margin-bottom="0.051cm"/>
      <style:text-properties fo:font-size="10pt" fo:font-weight="normal" style:font-size-asian="10pt" style:font-weight-asian="normal" style:font-size-complex="10pt" style:font-weight-complex="normal"/>
    </style:style>
    <style:style style:name="SUSE_5f_Cover_5f_Master_5f_2016-outline6" style:display-name="SUSE_Cover_Master_2016-outline6" style:family="presentation" style:parent-style-name="SUSE_5f_Cover_5f_Master_5f_2016-outline5">
      <style:paragraph-properties fo:margin-top="0.051cm" fo:margin-bottom="0.051cm"/>
      <style:text-properties fo:font-size="10pt" fo:font-weight="normal" style:font-size-asian="10pt" style:font-weight-asian="normal" style:font-size-complex="10pt" style:font-weight-complex="normal"/>
    </style:style>
    <style:style style:name="SUSE_5f_Cover_5f_Master_5f_2016-outline7" style:display-name="SUSE_Cover_Master_2016-outline7" style:family="presentation" style:parent-style-name="SUSE_5f_Cover_5f_Master_5f_2016-outline6">
      <style:paragraph-properties fo:margin-top="0.051cm" fo:margin-bottom="0.051cm"/>
      <style:text-properties fo:font-size="10pt" fo:font-weight="normal" style:font-size-asian="10pt" style:font-weight-asian="normal" style:font-size-complex="10pt" style:font-weight-complex="normal"/>
    </style:style>
    <style:style style:name="SUSE_5f_Cover_5f_Master_5f_2016-outline8" style:display-name="SUSE_Cover_Master_2016-outline8" style:family="presentation" style:parent-style-name="SUSE_5f_Cover_5f_Master_5f_2016-outline7">
      <style:paragraph-properties fo:margin-top="0cm" fo:margin-bottom="0.1cm"/>
      <style:text-properties fo:font-size="20pt" style:font-size-asian="20pt" style:font-size-complex="20pt"/>
    </style:style>
    <style:style style:name="SUSE_5f_Cover_5f_Master_5f_2016-outline9" style:display-name="SUSE_Cover_Master_2016-outline9" style:family="presentation" style:parent-style-name="SUSE_5f_Cover_5f_Master_5f_2016-outline8">
      <style:paragraph-properties fo:margin-top="0cm" fo:margin-bottom="0.1cm"/>
      <style:text-properties fo:font-size="20pt" style:font-size-asian="20pt" style:font-size-complex="20pt"/>
    </style:style>
    <style:style style:name="SUSE_5f_Cover_5f_Master_5f_2016-subtitle" style:display-name="SUSE_Cover_Master_2016-subtitle" style:family="presentation">
      <style:graphic-properties draw:stroke="none" draw:fill="none" draw:textarea-vertical-align="middle">
        <text:list-style style:name="SUSE_5f_Cover_5f_Master_5f_2016-subtitle" style:display-name="SUSE_Cover_Master_201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mo1" fo:font-family="Arimo" style:font-style-name="Regular" style:font-family-generic="swiss" style:font-pitch="variable" fo:font-size="32pt" fo:font-style="normal" fo:text-shadow="none" style:text-underline-style="none" fo:font-weight="normal" style:letter-kerning="true" style:font-name-asian="Albany AMT1" style:font-family-asian="'Albany AMT'"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Cover_5f_Master_5f_2016-title" style:display-name="SUSE_Cover_Master_2016-title" style:family="presentation">
      <style:graphic-properties draw:stroke="none" draw:fill="none" draw:textarea-vertical-align="middle">
        <text:list-style style:name="SUSE_5f_Cover_5f_Master_5f_2016-title" style:display-name="SUSE_Cover_Master_201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mo1" fo:font-family="Arimo" style:font-style-name="Regular" style:font-family-generic="swiss" style:font-pitch="variable" fo:font-size="10pt" fo:font-style="normal" fo:text-shadow="none" style:text-underline-style="none" fo:font-weight="normal" style:letter-kerning="true" style:font-name-asian="Albany AMT1" style:font-family-asian="'Albany AMT'" style:font-family-generic-asian="system" style:font-pitch-asian="variable" style:font-size-asian="10pt" style:font-style-asian="normal" style:font-weight-asian="normal" style:font-name-complex="Lucida Sans" style:font-family-complex="'Lucida Sans'"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SUSE_5f_Legal_5f_Master_5f_2016-background" style:display-name="SUSE_Legal_Master_2016-background" style:family="presentation">
      <style:graphic-properties draw:stroke="none" draw:fill="none"/>
      <style:text-properties style:letter-kerning="true"/>
    </style:style>
    <style:style style:name="SUSE_5f_Legal_5f_Master_5f_2016-backgroundobjects" style:display-name="SUSE_Legal_Master_2016-backgroundobjects" style:family="presentation">
      <style:graphic-properties draw:shadow="hidden" draw:shadow-offset-x="0.3cm" draw:shadow-offset-y="0.3cm" draw:shadow-color="#808080"/>
      <style:text-properties style:letter-kerning="true"/>
    </style:style>
    <style:style style:name="SUSE_5f_Legal_5f_Master_5f_2016-notes" style:display-name="SUSE_Legal_Master_2016-notes" style:family="presentation">
      <style:graphic-properties draw:stroke="none" draw:fill="none"/>
      <style:paragraph-properties fo:margin-left="0cm" fo:margin-right="0cm" fo:text-indent="0cm"/>
      <style:text-properties style:use-window-font-color="true" style:text-outline="false" style:text-line-through-style="none" style:text-line-through-type="none" style:font-name="Arimo" fo:font-family="Arimo" style:font-family-generic="swiss" style:font-pitch="variable" fo:font-size="10pt" fo:font-style="normal" fo:text-shadow="none" style:text-underline-style="none" fo:font-weight="normal" style:letter-kerning="true" style:font-name-asian="Albany AMT1" style:font-family-asian="'Albany AMT'" style:font-family-generic-asian="system" style:font-pitch-asian="variable" style:font-size-asian="10pt" style:font-style-asian="normal" style:font-weight-asian="normal" style:font-name-complex="Lucida Sans" style:font-family-complex="'Lucida Sans'"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SUSE_5f_Legal_5f_Master_5f_2016-outline1" style:display-name="SUSE_Legal_Master_2016-outline1" style:family="presentation">
      <style:graphic-properties draw:stroke="none" draw:fill="none" draw:auto-grow-height="false" draw:fit-to-size="shrink-to-fit" style:shrink-to-fit="true">
        <text:list-style style:name="SUSE_5f_Legal_5f_Master_5f_2016-outline1" style:display-name="SUSE_Legal_Master_20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Albany AMT1" style:font-family-asian="'Albany AMT'" style:font-family-generic-asian="system" style:font-pitch-asian="variable" style:font-size-asian="10pt" style:font-style-asian="normal" style:font-weight-asian="normal" style:font-name-complex="Lucida Sans" style:font-family-complex="'Lucida Sans'"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SUSE_5f_Legal_5f_Master_5f_2016-outline2" style:display-name="SUSE_Legal_Master_2016-outline2" style:family="presentation" style:parent-style-name="SUSE_5f_Legal_5f_Master_5f_2016-outline1">
      <style:paragraph-properties fo:margin-top="0cm" fo:margin-bottom="0cm"/>
      <style:text-properties style:font-name="Arial" fo:font-family="Arial" style:font-family-generic="swiss" style:font-pitch="variable" fo:font-size="10pt" style:font-size-asian="10pt" style:font-size-complex="10pt"/>
    </style:style>
    <style:style style:name="SUSE_5f_Legal_5f_Master_5f_2016-outline3" style:display-name="SUSE_Legal_Master_2016-outline3" style:family="presentation" style:parent-style-name="SUSE_5f_Legal_5f_Master_5f_2016-outline2">
      <style:paragraph-properties fo:margin-top="0cm" fo:margin-bottom="0cm"/>
      <style:text-properties style:font-name="Arial" fo:font-family="Arial" style:font-family-generic="swiss" style:font-pitch="variable" fo:font-size="10pt" style:font-size-asian="10pt" style:font-size-complex="10pt"/>
    </style:style>
    <style:style style:name="SUSE_5f_Legal_5f_Master_5f_2016-outline4" style:display-name="SUSE_Legal_Master_2016-outline4" style:family="presentation" style:parent-style-name="SUSE_5f_Legal_5f_Master_5f_2016-outline3">
      <style:paragraph-properties fo:margin-top="0cm" fo:margin-bottom="0cm"/>
      <style:text-properties style:font-name="Arial" fo:font-family="Arial" style:font-family-generic="swiss" style:font-pitch="variable" fo:font-size="10pt" style:font-size-asian="10pt" style:font-size-complex="10pt"/>
    </style:style>
    <style:style style:name="SUSE_5f_Legal_5f_Master_5f_2016-outline5" style:display-name="SUSE_Legal_Master_2016-outline5" style:family="presentation" style:parent-style-name="SUSE_5f_Legal_5f_Master_5f_2016-outline4">
      <style:paragraph-properties fo:margin-top="0cm" fo:margin-bottom="0cm"/>
      <style:text-properties style:font-name="Arial" fo:font-family="Arial" style:font-family-generic="swiss" style:font-pitch="variable" fo:font-size="10pt" style:font-size-asian="10pt" style:font-size-complex="10pt"/>
    </style:style>
    <style:style style:name="SUSE_5f_Legal_5f_Master_5f_2016-outline6" style:display-name="SUSE_Legal_Master_2016-outline6" style:family="presentation" style:parent-style-name="SUSE_5f_Legal_5f_Master_5f_2016-outline5">
      <style:paragraph-properties fo:margin-top="0cm" fo:margin-bottom="0cm"/>
      <style:text-properties style:font-name="Arial" fo:font-family="Arial" style:font-family-generic="swiss" style:font-pitch="variable" fo:font-size="10pt" style:font-size-asian="10pt" style:font-size-complex="10pt"/>
    </style:style>
    <style:style style:name="SUSE_5f_Legal_5f_Master_5f_2016-outline7" style:display-name="SUSE_Legal_Master_2016-outline7" style:family="presentation" style:parent-style-name="SUSE_5f_Legal_5f_Master_5f_2016-outline6">
      <style:paragraph-properties fo:margin-top="0cm" fo:margin-bottom="0cm"/>
      <style:text-properties style:font-name="Arial" fo:font-family="Arial" style:font-family-generic="swiss" style:font-pitch="variable" fo:font-size="10pt" style:font-size-asian="10pt" style:font-size-complex="10pt"/>
    </style:style>
    <style:style style:name="SUSE_5f_Legal_5f_Master_5f_2016-outline8" style:display-name="SUSE_Legal_Master_2016-outline8" style:family="presentation" style:parent-style-name="SUSE_5f_Legal_5f_Master_5f_2016-outline7">
      <style:paragraph-properties fo:margin-top="0cm" fo:margin-bottom="0.1cm"/>
      <style:text-properties fo:font-size="20pt" style:font-size-asian="20pt" style:font-size-complex="20pt"/>
    </style:style>
    <style:style style:name="SUSE_5f_Legal_5f_Master_5f_2016-outline9" style:display-name="SUSE_Legal_Master_2016-outline9" style:family="presentation" style:parent-style-name="SUSE_5f_Legal_5f_Master_5f_2016-outline8">
      <style:paragraph-properties fo:margin-top="0cm" fo:margin-bottom="0.1cm"/>
      <style:text-properties fo:font-size="20pt" style:font-size-asian="20pt" style:font-size-complex="20pt"/>
    </style:style>
    <style:style style:name="SUSE_5f_Legal_5f_Master_5f_2016-subtitle" style:display-name="SUSE_Legal_Master_2016-subtitle" style:family="presentation">
      <style:graphic-properties draw:stroke="none" draw:fill="none" draw:textarea-vertical-align="middle">
        <text:list-style style:name="SUSE_5f_Legal_5f_Master_5f_2016-subtitle" style:display-name="SUSE_Legal_Master_201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Albany AMT1" style:font-family-asian="'Albany AMT'"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Legal_5f_Master_5f_2016-title" style:display-name="SUSE_Legal_Master_2016-title" style:family="presentation">
      <style:graphic-properties draw:stroke="none" draw:fill="none" draw:textarea-vertical-align="middle">
        <text:list-style style:name="SUSE_5f_Legal_5f_Master_5f_2016-title" style:display-name="SUSE_Legal_Master_201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Albany AMT1" style:font-family-asian="'Albany AMT'" style:font-family-generic-asian="system" style:font-pitch-asian="variable" style:font-size-asian="10pt" style:font-style-asian="normal" style:font-weight-asian="normal" style:font-name-complex="Lucida Sans" style:font-family-complex="'Lucida Sans'"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TOC_5f_Master_5f_2016-background" style:display-name="TOC_Master_2016-background" style:family="presentation">
      <style:graphic-properties draw:stroke="none" draw:fill="none"/>
      <style:text-properties style:letter-kerning="true"/>
    </style:style>
    <style:style style:name="TOC_5f_Master_5f_2016-backgroundobjects" style:display-name="TOC_Master_2016-backgroundobjects" style:family="presentation">
      <style:graphic-properties draw:shadow="hidden" draw:shadow-offset-x="0.3cm" draw:shadow-offset-y="0.3cm" draw:shadow-color="#808080"/>
      <style:text-properties style:font-name="Arimo1" fo:font-family="Arimo" style:font-style-name="Regular" style:font-family-generic="swiss" style:font-pitch="variable" style:letter-kerning="true"/>
    </style:style>
    <style:style style:name="TOC_5f_Master_5f_2016-notes" style:display-name="TOC_Master_2016-notes" style:family="presentation">
      <style:graphic-properties draw:stroke="none" draw:fill="none"/>
      <style:paragraph-properties fo:margin-left="0.6cm" fo:margin-right="0cm" fo:text-align="center" fo:text-indent="0cm"/>
      <style:text-properties style:use-window-font-color="true" style:text-outline="false" style:text-line-through-style="none" style:text-line-through-type="none" style:font-name="Arimo" fo:font-family="Arimo" style:font-family-generic="swiss" style:font-pitch="variable" fo:font-size="24pt" fo:font-style="normal" fo:text-shadow="none" style:text-underline-style="none" fo:font-weight="bold" style:letter-kerning="true" style:font-name-asian="Albany AMT1" style:font-family-asian="'Albany AMT'" style:font-family-generic-asian="system" style:font-pitch-asian="variable" style:font-size-asian="24pt" style:font-style-asian="normal" style:font-weight-asian="bold" style:font-name-complex="Lucida Sans" style:font-family-complex="'Lucida San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OC_5f_Master_5f_2016-outline1" style:display-name="TOC_Master_2016-outline1" style:family="presentation">
      <style:graphic-properties draw:stroke="none" draw:fill="none" draw:auto-grow-height="false" draw:fit-to-size="shrink-to-fit" style:shrink-to-fit="true">
        <text:list-style style:name="TOC_5f_Master_5f_2016-outline1" style:display-name="TOC_Master_20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Albany AMT1" style:font-family-asian="'Albany AMT'" style:font-family-generic-asian="system" style:font-pitch-asian="variable" style:font-size-asian="10pt" style:font-style-asian="normal" style:font-weight-asian="normal" style:font-name-complex="Lucida Sans" style:font-family-complex="'Lucida Sans'"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TOC_5f_Master_5f_2016-outline2" style:display-name="TOC_Master_2016-outline2" style:family="presentation" style:parent-style-name="TOC_5f_Master_5f_2016-outline1">
      <style:paragraph-properties fo:margin-top="0cm" fo:margin-bottom="0.4cm"/>
      <style:text-properties style:font-name="Arial" fo:font-family="Arial" style:font-family-generic="swiss" style:font-pitch="variable" fo:font-size="10pt" style:font-size-asian="10pt" style:font-size-complex="10pt"/>
    </style:style>
    <style:style style:name="TOC_5f_Master_5f_2016-outline3" style:display-name="TOC_Master_2016-outline3" style:family="presentation" style:parent-style-name="TOC_5f_Master_5f_2016-outline2">
      <style:paragraph-properties fo:margin-top="0cm" fo:margin-bottom="0.3cm"/>
      <style:text-properties style:font-name="Arial" fo:font-family="Arial" style:font-family-generic="swiss" style:font-pitch="variable" fo:font-size="10pt" style:font-size-asian="10pt" style:font-size-complex="10pt"/>
    </style:style>
    <style:style style:name="TOC_5f_Master_5f_2016-outline4" style:display-name="TOC_Master_2016-outline4" style:family="presentation" style:parent-style-name="TOC_5f_Master_5f_2016-outline3">
      <style:paragraph-properties fo:margin-top="0cm" fo:margin-bottom="0.2cm"/>
      <style:text-properties style:font-name="Arial" fo:font-family="Arial" style:font-family-generic="swiss" style:font-pitch="variable" fo:font-size="10pt" style:font-size-asian="10pt" style:font-size-complex="10pt"/>
    </style:style>
    <style:style style:name="TOC_5f_Master_5f_2016-outline5" style:display-name="TOC_Master_2016-outline5" style:family="presentation" style:parent-style-name="TOC_5f_Master_5f_2016-outline4">
      <style:paragraph-properties fo:margin-top="0cm" fo:margin-bottom="0.1cm"/>
      <style:text-properties style:font-name="Arial" fo:font-family="Arial" style:font-family-generic="swiss" style:font-pitch="variable" fo:font-size="10pt" style:font-size-asian="10pt" style:font-size-complex="10pt"/>
    </style:style>
    <style:style style:name="TOC_5f_Master_5f_2016-outline6" style:display-name="TOC_Master_2016-outline6" style:family="presentation" style:parent-style-name="TOC_5f_Master_5f_2016-outline5">
      <style:paragraph-properties fo:margin-top="0cm" fo:margin-bottom="0.1cm"/>
      <style:text-properties style:font-name="Arial" fo:font-family="Arial" style:font-family-generic="swiss" style:font-pitch="variable" fo:font-size="10pt" style:font-size-asian="10pt" style:font-size-complex="10pt"/>
    </style:style>
    <style:style style:name="TOC_5f_Master_5f_2016-outline7" style:display-name="TOC_Master_2016-outline7" style:family="presentation" style:parent-style-name="TOC_5f_Master_5f_2016-outline6">
      <style:paragraph-properties fo:margin-top="0cm" fo:margin-bottom="0.1cm"/>
      <style:text-properties style:font-name="Arial" fo:font-family="Arial" style:font-family-generic="swiss" style:font-pitch="variable" fo:font-size="10pt" style:font-size-asian="10pt" style:font-size-complex="10pt"/>
    </style:style>
    <style:style style:name="TOC_5f_Master_5f_2016-outline8" style:display-name="TOC_Master_2016-outline8" style:family="presentation" style:parent-style-name="TOC_5f_Master_5f_2016-outline7">
      <style:paragraph-properties fo:margin-top="0cm" fo:margin-bottom="0.1cm"/>
      <style:text-properties fo:font-size="20pt" style:font-size-asian="20pt" style:font-size-complex="20pt"/>
    </style:style>
    <style:style style:name="TOC_5f_Master_5f_2016-outline9" style:display-name="TOC_Master_2016-outline9" style:family="presentation" style:parent-style-name="TOC_5f_Master_5f_2016-outline8">
      <style:paragraph-properties fo:margin-top="0cm" fo:margin-bottom="0.1cm"/>
      <style:text-properties fo:font-size="20pt" style:font-size-asian="20pt" style:font-size-complex="20pt"/>
    </style:style>
    <style:style style:name="TOC_5f_Master_5f_2016-subtitle" style:display-name="TOC_Master_2016-subtitle" style:family="presentation">
      <style:graphic-properties draw:stroke="none" draw:fill="none" draw:textarea-vertical-align="middle">
        <text:list-style style:name="TOC_5f_Master_5f_2016-subtitle" style:display-name="TOC_Master_201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Albany AMT1" style:font-family-asian="'Albany AMT'"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C_5f_Master_5f_2016-title" style:display-name="TOC_Master_2016-title" style:family="presentation">
      <style:graphic-properties draw:stroke="none" draw:fill="none" draw:textarea-vertical-align="middle">
        <text:list-style style:name="TOC_5f_Master_5f_2016-title" style:display-name="TOC_Master_201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Albany AMT1" style:font-family-asian="'Albany AMT'" style:font-family-generic-asian="system" style:font-pitch-asian="variable" style:font-size-asian="10pt" style:font-style-asian="normal" style:font-weight-asian="normal" style:font-name-complex="Lucida Sans" style:font-family-complex="'Lucida Sans'"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SUSE_5f_Divider_5f_1_5f_Master_5f_2016-background" style:display-name="SUSE_Divider_1_Master_2016-background" style:family="presentation">
      <style:graphic-properties draw:stroke="none" draw:fill="none"/>
      <style:text-properties style:letter-kerning="true"/>
    </style:style>
    <style:style style:name="SUSE_5f_Divider_5f_1_5f_Master_5f_2016-backgroundobjects" style:display-name="SUSE_Divider_1_Master_2016-backgroundobjects" style:family="presentation">
      <style:graphic-properties draw:shadow="hidden" draw:shadow-offset-x="0.3cm" draw:shadow-offset-y="0.3cm" draw:shadow-color="#808080"/>
      <style:text-properties style:font-name="Arimo1" fo:font-family="Arimo" style:font-style-name="Regular" style:font-family-generic="swiss" style:font-pitch="variable" style:letter-kerning="true"/>
    </style:style>
    <style:style style:name="SUSE_5f_Divider_5f_1_5f_Master_5f_2016-notes" style:display-name="SUSE_Divider_1_Master_2016-notes" style:family="presentation">
      <style:graphic-properties draw:stroke="none" draw:fill="none"/>
      <style:paragraph-properties fo:margin-left="0cm" fo:margin-right="0cm" fo:text-indent="0cm"/>
      <style:text-properties style:use-window-font-color="true" style:text-outline="false" style:text-line-through-style="none" style:text-line-through-type="none" style:font-name="Arimo" fo:font-family="Arimo" style:font-family-generic="swiss" style:font-pitch="variable" fo:font-size="10pt" fo:font-style="normal" fo:text-shadow="none" style:text-underline-style="none" fo:font-weight="normal" style:letter-kerning="true" style:font-name-asian="Albany AMT1" style:font-family-asian="'Albany AMT'" style:font-family-generic-asian="system" style:font-pitch-asian="variable" style:font-size-asian="10pt" style:font-style-asian="normal" style:font-weight-asian="normal" style:font-name-complex="Lucida Sans" style:font-family-complex="'Lucida Sans'"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SUSE_5f_Divider_5f_1_5f_Master_5f_2016-outline1" style:display-name="SUSE_Divider_1_Master_2016-outline1" style:family="presentation">
      <style:graphic-properties draw:stroke="none" draw:fill="none" draw:auto-grow-height="false" draw:fit-to-size="shrink-to-fit" style:shrink-to-fit="true">
        <text:list-style style:name="SUSE_5f_Divider_5f_1_5f_Master_5f_2016-outline1" style:display-name="SUSE_Divider_1_Master_20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Albany AMT1" style:font-family-asian="'Albany AMT'"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Divider_5f_1_5f_Master_5f_2016-outline2" style:display-name="SUSE_Divider_1_Master_2016-outline2" style:family="presentation" style:parent-style-name="SUSE_5f_Divider_5f_1_5f_Master_5f_2016-outline1">
      <style:paragraph-properties fo:margin-top="0cm" fo:margin-bottom="0.4cm"/>
      <style:text-properties fo:font-size="28pt" style:font-size-asian="28pt" style:font-size-complex="28pt"/>
    </style:style>
    <style:style style:name="SUSE_5f_Divider_5f_1_5f_Master_5f_2016-outline3" style:display-name="SUSE_Divider_1_Master_2016-outline3" style:family="presentation" style:parent-style-name="SUSE_5f_Divider_5f_1_5f_Master_5f_2016-outline2">
      <style:paragraph-properties fo:margin-top="0cm" fo:margin-bottom="0.3cm"/>
      <style:text-properties fo:font-size="24pt" style:font-size-asian="24pt" style:font-size-complex="24pt"/>
    </style:style>
    <style:style style:name="SUSE_5f_Divider_5f_1_5f_Master_5f_2016-outline4" style:display-name="SUSE_Divider_1_Master_2016-outline4" style:family="presentation" style:parent-style-name="SUSE_5f_Divider_5f_1_5f_Master_5f_2016-outline3">
      <style:paragraph-properties fo:margin-top="0cm" fo:margin-bottom="0.2cm"/>
      <style:text-properties fo:font-size="20pt" style:font-size-asian="20pt" style:font-size-complex="20pt"/>
    </style:style>
    <style:style style:name="SUSE_5f_Divider_5f_1_5f_Master_5f_2016-outline5" style:display-name="SUSE_Divider_1_Master_2016-outline5" style:family="presentation" style:parent-style-name="SUSE_5f_Divider_5f_1_5f_Master_5f_2016-outline4">
      <style:paragraph-properties fo:margin-top="0cm" fo:margin-bottom="0.1cm"/>
      <style:text-properties fo:font-size="20pt" style:font-size-asian="20pt" style:font-size-complex="20pt"/>
    </style:style>
    <style:style style:name="SUSE_5f_Divider_5f_1_5f_Master_5f_2016-outline6" style:display-name="SUSE_Divider_1_Master_2016-outline6" style:family="presentation" style:parent-style-name="SUSE_5f_Divider_5f_1_5f_Master_5f_2016-outline5">
      <style:paragraph-properties fo:margin-top="0cm" fo:margin-bottom="0.1cm"/>
      <style:text-properties fo:font-size="20pt" style:font-size-asian="20pt" style:font-size-complex="20pt"/>
    </style:style>
    <style:style style:name="SUSE_5f_Divider_5f_1_5f_Master_5f_2016-outline7" style:display-name="SUSE_Divider_1_Master_2016-outline7" style:family="presentation" style:parent-style-name="SUSE_5f_Divider_5f_1_5f_Master_5f_2016-outline6">
      <style:paragraph-properties fo:margin-top="0cm" fo:margin-bottom="0.1cm"/>
      <style:text-properties fo:font-size="20pt" style:font-size-asian="20pt" style:font-size-complex="20pt"/>
    </style:style>
    <style:style style:name="SUSE_5f_Divider_5f_1_5f_Master_5f_2016-outline8" style:display-name="SUSE_Divider_1_Master_2016-outline8" style:family="presentation" style:parent-style-name="SUSE_5f_Divider_5f_1_5f_Master_5f_2016-outline7">
      <style:paragraph-properties fo:margin-top="0cm" fo:margin-bottom="0.1cm"/>
      <style:text-properties fo:font-size="20pt" style:font-size-asian="20pt" style:font-size-complex="20pt"/>
    </style:style>
    <style:style style:name="SUSE_5f_Divider_5f_1_5f_Master_5f_2016-outline9" style:display-name="SUSE_Divider_1_Master_2016-outline9" style:family="presentation" style:parent-style-name="SUSE_5f_Divider_5f_1_5f_Master_5f_2016-outline8">
      <style:paragraph-properties fo:margin-top="0cm" fo:margin-bottom="0.1cm"/>
      <style:text-properties fo:font-size="20pt" style:font-size-asian="20pt" style:font-size-complex="20pt"/>
    </style:style>
    <style:style style:name="SUSE_5f_Divider_5f_1_5f_Master_5f_2016-subtitle" style:display-name="SUSE_Divider_1_Master_2016-subtitle" style:family="presentation">
      <style:graphic-properties draw:stroke="none" draw:fill="none" draw:textarea-vertical-align="middle">
        <text:list-style style:name="SUSE_5f_Divider_5f_1_5f_Master_5f_2016-subtitle" style:display-name="SUSE_Divider_1_Master_201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Albany AMT1" style:font-family-asian="'Albany AMT'"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Divider_5f_1_5f_Master_5f_2016-title" style:display-name="SUSE_Divider_1_Master_2016-title" style:family="presentation">
      <style:graphic-properties draw:stroke="none" draw:fill="none" draw:textarea-vertical-align="middle">
        <text:list-style style:name="SUSE_5f_Divider_5f_1_5f_Master_5f_2016-title" style:display-name="SUSE_Divider_1_Master_201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mo" fo:font-family="Arimo" style:font-family-generic="swiss" style:font-pitch="variable" fo:font-size="32pt" fo:font-style="normal" fo:text-shadow="none" style:text-underline-style="none" fo:font-weight="normal" style:letter-kerning="true" style:font-name-asian="Albany AMT1" style:font-family-asian="'Albany AMT'"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Splash_5f_Master_5f_2016-background" style:display-name="SUSE_Splash_Master_2016-background" style:family="presentation">
      <style:graphic-properties draw:stroke="none" draw:fill="none"/>
      <style:text-properties style:letter-kerning="true"/>
    </style:style>
    <style:style style:name="SUSE_5f_Splash_5f_Master_5f_2016-backgroundobjects" style:display-name="SUSE_Splash_Master_2016-backgroundobjects" style:family="presentation">
      <style:graphic-properties draw:shadow="hidden" draw:shadow-offset-x="0.3cm" draw:shadow-offset-y="0.3cm" draw:shadow-color="#808080"/>
      <style:text-properties style:font-name="Arimo1" fo:font-family="Arimo" style:font-style-name="Regular" style:font-family-generic="swiss" style:font-pitch="variable" style:letter-kerning="true"/>
    </style:style>
    <style:style style:name="SUSE_5f_Splash_5f_Master_5f_2016-notes" style:display-name="SUSE_Splash_Master_2016-notes" style:family="presentation">
      <style:graphic-properties draw:stroke="none" draw:fill="none"/>
      <style:paragraph-properties fo:margin-left="0cm" fo:margin-right="0cm" fo:text-indent="0cm"/>
      <style:text-properties style:use-window-font-color="true" style:text-outline="false" style:text-line-through-style="none" style:text-line-through-type="none" style:font-name="Arimo" fo:font-family="Arimo"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SUSE_5f_Splash_5f_Master_5f_2016-outline1" style:display-name="SUSE_Splash_Master_2016-outline1" style:family="presentation">
      <style:graphic-properties draw:stroke="none" draw:fill="none" draw:auto-grow-height="false" draw:fit-to-size="shrink-to-fit" style:shrink-to-fit="true">
        <text:list-style style:name="SUSE_5f_Splash_5f_Master_5f_2016-outline1" style:display-name="SUSE_Splash_Master_20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fo:color="#455560"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text-overline-style="none" style:text-overline-color="font-color"/>
    </style:style>
    <style:style style:name="SUSE_5f_Splash_5f_Master_5f_2016-outline2" style:display-name="SUSE_Splash_Master_2016-outline2" style:family="presentation" style:parent-style-name="SUSE_5f_Splash_5f_Master_5f_2016-outline1">
      <style:paragraph-properties fo:margin-top="0cm" fo:margin-bottom="0.4cm"/>
      <style:text-properties style:font-name="Arial" fo:font-family="Arial" style:font-family-generic="swiss" style:font-pitch="variable" fo:font-size="28pt" style:font-size-asian="28pt" style:font-size-complex="28pt"/>
    </style:style>
    <style:style style:name="SUSE_5f_Splash_5f_Master_5f_2016-outline3" style:display-name="SUSE_Splash_Master_2016-outline3" style:family="presentation" style:parent-style-name="SUSE_5f_Splash_5f_Master_5f_2016-outline2">
      <style:paragraph-properties fo:margin-top="0cm" fo:margin-bottom="0.3cm"/>
      <style:text-properties style:font-name="Arial" fo:font-family="Arial" style:font-family-generic="swiss" style:font-pitch="variable" fo:font-size="24pt" style:font-size-asian="24pt" style:font-size-complex="24pt"/>
    </style:style>
    <style:style style:name="SUSE_5f_Splash_5f_Master_5f_2016-outline4" style:display-name="SUSE_Splash_Master_2016-outline4" style:family="presentation" style:parent-style-name="SUSE_5f_Splash_5f_Master_5f_2016-outline3">
      <style:paragraph-properties fo:margin-top="0cm" fo:margin-bottom="0.2cm"/>
      <style:text-properties style:font-name="Arial" fo:font-family="Arial" style:font-family-generic="swiss" style:font-pitch="variable" fo:font-size="20pt" style:font-size-asian="20pt" style:font-size-complex="20pt"/>
    </style:style>
    <style:style style:name="SUSE_5f_Splash_5f_Master_5f_2016-outline5" style:display-name="SUSE_Splash_Master_2016-outline5" style:family="presentation" style:parent-style-name="SUSE_5f_Splash_5f_Master_5f_2016-outline4">
      <style:paragraph-properties fo:margin-top="0cm" fo:margin-bottom="0.1cm"/>
      <style:text-properties style:font-name="Arial" fo:font-family="Arial" style:font-family-generic="swiss" style:font-pitch="variable" fo:font-size="20pt" style:font-size-asian="20pt" style:font-size-complex="20pt"/>
    </style:style>
    <style:style style:name="SUSE_5f_Splash_5f_Master_5f_2016-outline6" style:display-name="SUSE_Splash_Master_2016-outline6" style:family="presentation" style:parent-style-name="SUSE_5f_Splash_5f_Master_5f_2016-outline5">
      <style:paragraph-properties fo:margin-top="0cm" fo:margin-bottom="0.1cm"/>
      <style:text-properties style:font-name="Arial" fo:font-family="Arial" style:font-family-generic="swiss" style:font-pitch="variable" fo:font-size="20pt" style:font-size-asian="20pt" style:font-size-complex="20pt"/>
    </style:style>
    <style:style style:name="SUSE_5f_Splash_5f_Master_5f_2016-outline7" style:display-name="SUSE_Splash_Master_2016-outline7" style:family="presentation" style:parent-style-name="SUSE_5f_Splash_5f_Master_5f_2016-outline6">
      <style:paragraph-properties fo:margin-top="0cm" fo:margin-bottom="0.1cm"/>
      <style:text-properties style:font-name="Arial" fo:font-family="Arial" style:font-family-generic="swiss" style:font-pitch="variable" fo:font-size="20pt" style:font-size-asian="20pt" style:font-size-complex="20pt"/>
    </style:style>
    <style:style style:name="SUSE_5f_Splash_5f_Master_5f_2016-outline8" style:display-name="SUSE_Splash_Master_2016-outline8" style:family="presentation" style:parent-style-name="SUSE_5f_Splash_5f_Master_5f_2016-outline7">
      <style:paragraph-properties fo:margin-top="0cm" fo:margin-bottom="0.1cm"/>
      <style:text-properties style:font-name="Arial" fo:font-family="Arial" style:font-family-generic="swiss" style:font-pitch="variable" fo:font-size="20pt" style:font-size-asian="20pt" style:font-size-complex="20pt"/>
    </style:style>
    <style:style style:name="SUSE_5f_Splash_5f_Master_5f_2016-outline9" style:display-name="SUSE_Splash_Master_2016-outline9" style:family="presentation" style:parent-style-name="SUSE_5f_Splash_5f_Master_5f_2016-outline8">
      <style:paragraph-properties fo:margin-top="0cm" fo:margin-bottom="0.1cm"/>
      <style:text-properties style:font-name="Arial" fo:font-family="Arial" style:font-family-generic="swiss" style:font-pitch="variable" fo:font-size="20pt" style:font-size-asian="20pt" style:font-size-complex="20pt"/>
    </style:style>
    <style:style style:name="SUSE_5f_Splash_5f_Master_5f_2016-subtitle" style:display-name="SUSE_Splash_Master_2016-subtitle" style:family="presentation">
      <style:graphic-properties draw:stroke="none" draw:fill="none" draw:textarea-vertical-align="middle">
        <text:list-style style:name="SUSE_5f_Splash_5f_Master_5f_2016-subtitle" style:display-name="SUSE_Splash_Master_201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Splash_5f_Master_5f_2016-title" style:display-name="SUSE_Splash_Master_2016-title" style:family="presentation">
      <style:graphic-properties draw:stroke="none" draw:fill="none" draw:textarea-vertical-align="middle">
        <text:list-style style:name="SUSE_5f_Splash_5f_Master_5f_2016-title" style:display-name="SUSE_Splash_Master_201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text-overline-style="none" style:text-overline-color="font-color"/>
    </style:style>
    <style:style style:name="SUSE_5f_Legal_5f_Final_5f_Master_5f_2016-background" style:display-name="SUSE_Legal_Final_Master_2016-background" style:family="presentation">
      <style:graphic-properties draw:stroke="none" draw:fill="none"/>
      <style:text-properties style:letter-kerning="true"/>
    </style:style>
    <style:style style:name="SUSE_5f_Legal_5f_Final_5f_Master_5f_2016-backgroundobjects" style:display-name="SUSE_Legal_Final_Master_2016-backgroundobjects" style:family="presentation">
      <style:graphic-properties draw:shadow="hidden" draw:shadow-offset-x="0.3cm" draw:shadow-offset-y="0.3cm" draw:shadow-color="#808080"/>
      <style:text-properties style:font-name="Arimo1" fo:font-family="Arimo" style:font-style-name="Regular" style:font-family-generic="swiss" style:font-pitch="variable" style:letter-kerning="true"/>
    </style:style>
    <style:style style:name="SUSE_5f_Legal_5f_Final_5f_Master_5f_2016-notes" style:display-name="SUSE_Legal_Final_Master_2016-notes" style:family="presentation">
      <style:graphic-properties draw:stroke="none" draw:fill="none"/>
      <style:paragraph-properties fo:margin-left="0cm" fo:margin-right="0cm" fo:text-indent="0cm"/>
      <style:text-properties style:use-window-font-color="true" style:text-outline="false" style:text-line-through-style="none" style:text-line-through-type="none" style:font-name="Arimo" fo:font-family="Arimo"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SUSE_5f_Legal_5f_Final_5f_Master_5f_2016-outline1" style:display-name="SUSE_Legal_Final_Master_2016-outline1" style:family="presentation">
      <style:graphic-properties draw:stroke="none" draw:fill="none" draw:auto-grow-height="false" draw:fit-to-size="shrink-to-fit" style:shrink-to-fit="true">
        <text:list-style style:name="SUSE_5f_Legal_5f_Final_5f_Master_5f_2016-outline1" style:display-name="SUSE_Legal_Final_Master_20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text-overline-style="none" style:text-overline-color="font-color"/>
    </style:style>
    <style:style style:name="SUSE_5f_Legal_5f_Final_5f_Master_5f_2016-outline2" style:display-name="SUSE_Legal_Final_Master_2016-outline2" style:family="presentation" style:parent-style-name="SUSE_5f_Legal_5f_Final_5f_Master_5f_2016-outline1">
      <style:paragraph-properties fo:margin-top="0cm" fo:margin-bottom="0.4cm"/>
      <style:text-properties style:font-name="Arial" fo:font-family="Arial" style:font-family-generic="swiss" style:font-pitch="variable" fo:font-size="6pt" style:font-size-asian="6pt" style:font-size-complex="6pt"/>
    </style:style>
    <style:style style:name="SUSE_5f_Legal_5f_Final_5f_Master_5f_2016-outline3" style:display-name="SUSE_Legal_Final_Master_2016-outline3" style:family="presentation" style:parent-style-name="SUSE_5f_Legal_5f_Final_5f_Master_5f_2016-outline2">
      <style:paragraph-properties fo:margin-top="0cm" fo:margin-bottom="0.3cm"/>
      <style:text-properties style:font-name="Arial" fo:font-family="Arial" style:font-family-generic="swiss" style:font-pitch="variable" fo:font-size="6pt" style:font-size-asian="6pt" style:font-size-complex="6pt"/>
    </style:style>
    <style:style style:name="SUSE_5f_Legal_5f_Final_5f_Master_5f_2016-outline4" style:display-name="SUSE_Legal_Final_Master_2016-outline4" style:family="presentation" style:parent-style-name="SUSE_5f_Legal_5f_Final_5f_Master_5f_2016-outline3">
      <style:paragraph-properties fo:margin-top="0cm" fo:margin-bottom="0.2cm"/>
      <style:text-properties style:font-name="Arial" fo:font-family="Arial" style:font-family-generic="swiss" style:font-pitch="variable" fo:font-size="6pt" style:font-size-asian="6pt" style:font-size-complex="6pt"/>
    </style:style>
    <style:style style:name="SUSE_5f_Legal_5f_Final_5f_Master_5f_2016-outline5" style:display-name="SUSE_Legal_Final_Master_2016-outline5" style:family="presentation" style:parent-style-name="SUSE_5f_Legal_5f_Final_5f_Master_5f_2016-outline4">
      <style:paragraph-properties fo:margin-top="0cm" fo:margin-bottom="0.1cm"/>
      <style:text-properties style:font-name="Arial" fo:font-family="Arial" style:font-family-generic="swiss" style:font-pitch="variable" fo:font-size="6pt" style:font-size-asian="6pt" style:font-size-complex="6pt"/>
    </style:style>
    <style:style style:name="SUSE_5f_Legal_5f_Final_5f_Master_5f_2016-outline6" style:display-name="SUSE_Legal_Final_Master_2016-outline6" style:family="presentation" style:parent-style-name="SUSE_5f_Legal_5f_Final_5f_Master_5f_2016-outline5">
      <style:paragraph-properties fo:margin-top="0cm" fo:margin-bottom="0.1cm"/>
      <style:text-properties style:font-name="Arial" fo:font-family="Arial" style:font-family-generic="swiss" style:font-pitch="variable" fo:font-size="6pt" style:font-size-asian="6pt" style:font-size-complex="6pt"/>
    </style:style>
    <style:style style:name="SUSE_5f_Legal_5f_Final_5f_Master_5f_2016-outline7" style:display-name="SUSE_Legal_Final_Master_2016-outline7" style:family="presentation" style:parent-style-name="SUSE_5f_Legal_5f_Final_5f_Master_5f_2016-outline6">
      <style:paragraph-properties fo:margin-top="0cm" fo:margin-bottom="0.1cm"/>
      <style:text-properties style:font-name="Arial" fo:font-family="Arial" style:font-family-generic="swiss" style:font-pitch="variable" fo:font-size="6pt" style:font-size-asian="6pt" style:font-size-complex="6pt"/>
    </style:style>
    <style:style style:name="SUSE_5f_Legal_5f_Final_5f_Master_5f_2016-outline8" style:display-name="SUSE_Legal_Final_Master_2016-outline8" style:family="presentation" style:parent-style-name="SUSE_5f_Legal_5f_Final_5f_Master_5f_2016-outline7">
      <style:paragraph-properties fo:margin-top="0cm" fo:margin-bottom="0.1cm"/>
      <style:text-properties style:font-name="Arial" fo:font-family="Arial" style:font-family-generic="swiss" style:font-pitch="variable" fo:font-size="6pt" style:font-size-asian="6pt" style:font-size-complex="6pt"/>
    </style:style>
    <style:style style:name="SUSE_5f_Legal_5f_Final_5f_Master_5f_2016-outline9" style:display-name="SUSE_Legal_Final_Master_2016-outline9" style:family="presentation" style:parent-style-name="SUSE_5f_Legal_5f_Final_5f_Master_5f_2016-outline8">
      <style:paragraph-properties fo:margin-top="0cm" fo:margin-bottom="0.1cm"/>
      <style:text-properties style:font-name="Arial" fo:font-family="Arial" style:font-family-generic="swiss" style:font-pitch="variable" fo:font-size="6pt" style:font-size-asian="6pt" style:font-size-complex="6pt"/>
    </style:style>
    <style:style style:name="SUSE_5f_Legal_5f_Final_5f_Master_5f_2016-subtitle" style:display-name="SUSE_Legal_Final_Master_2016-subtitle" style:family="presentation">
      <style:graphic-properties draw:stroke="none" draw:fill="none" draw:textarea-vertical-align="middle">
        <text:list-style style:name="SUSE_5f_Legal_5f_Final_5f_Master_5f_2016-subtitle" style:display-name="SUSE_Legal_Final_Master_201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Legal_5f_Final_5f_Master_5f_2016-title" style:display-name="SUSE_Legal_Final_Master_2016-title" style:family="presentation">
      <style:graphic-properties draw:stroke="none" draw:fill="none" draw:textarea-vertical-align="middle">
        <text:list-style style:name="SUSE_5f_Legal_5f_Final_5f_Master_5f_2016-title" style:display-name="SUSE_Legal_Final_Master_201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5560"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text-overline-style="none" style:text-overline-color="font-color"/>
    </style:style>
    <style:style style:name="SUSE_5f_Divider_5f_2_5f_Master_5f_2016-background" style:display-name="SUSE_Divider_2_Master_2016-background" style:family="presentation">
      <style:graphic-properties draw:stroke="none" draw:fill="none"/>
      <style:text-properties style:letter-kerning="true"/>
    </style:style>
    <style:style style:name="SUSE_5f_Divider_5f_2_5f_Master_5f_2016-backgroundobjects" style:display-name="SUSE_Divider_2_Master_2016-backgroundobjects" style:family="presentation">
      <style:graphic-properties draw:textarea-horizontal-align="justify" draw:shadow="hidden" draw:shadow-offset-x="0.2cm" draw:shadow-offset-y="0.2cm" draw:shadow-color="#808080"/>
      <style:text-properties style:letter-kerning="true"/>
    </style:style>
    <style:style style:name="SUSE_5f_Divider_5f_2_5f_Master_5f_2016-notes" style:display-name="SUSE_Divider_2_Master_201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mo" fo:font-family="Arimo" style:font-family-generic="swiss" style:font-pitch="variable" fo:font-size="1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0pt" style:font-style-asian="normal" style:font-weight-asian="normal" style:font-name-complex="Arial4" style:font-family-complex="Arial"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SUSE_5f_Divider_5f_2_5f_Master_5f_2016-outline1" style:display-name="SUSE_Divider_2_Master_2016-outline1" style:family="presentation">
      <style:graphic-properties draw:stroke="none" draw:fill="none" draw:auto-grow-height="false" draw:fit-to-size="shrink-to-fit" style:shrink-to-fit="true">
        <text:list-style style:name="SUSE_5f_Divider_5f_2_5f_Master_5f_2016-outline1" style:display-name="SUSE_Divider_2_Master_20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Divider_5f_2_5f_Master_5f_2016-outline2" style:display-name="SUSE_Divider_2_Master_2016-outline2" style:family="presentation" style:parent-style-name="SUSE_5f_Divider_5f_2_5f_Master_5f_2016-outline1">
      <style:paragraph-properties fo:margin-top="0.4cm" fo:margin-bottom="0cm"/>
      <style:text-properties fo:font-size="28pt" style:font-size-asian="28pt" style:font-size-complex="28pt"/>
    </style:style>
    <style:style style:name="SUSE_5f_Divider_5f_2_5f_Master_5f_2016-outline3" style:display-name="SUSE_Divider_2_Master_2016-outline3" style:family="presentation" style:parent-style-name="SUSE_5f_Divider_5f_2_5f_Master_5f_2016-outline2">
      <style:paragraph-properties fo:margin-top="0.3cm" fo:margin-bottom="0cm"/>
      <style:text-properties fo:font-size="24pt" style:font-size-asian="24pt" style:font-size-complex="24pt"/>
    </style:style>
    <style:style style:name="SUSE_5f_Divider_5f_2_5f_Master_5f_2016-outline4" style:display-name="SUSE_Divider_2_Master_2016-outline4" style:family="presentation" style:parent-style-name="SUSE_5f_Divider_5f_2_5f_Master_5f_2016-outline3">
      <style:paragraph-properties fo:margin-top="0.2cm" fo:margin-bottom="0cm"/>
      <style:text-properties fo:font-size="20pt" style:font-size-asian="20pt" style:font-size-complex="20pt"/>
    </style:style>
    <style:style style:name="SUSE_5f_Divider_5f_2_5f_Master_5f_2016-outline5" style:display-name="SUSE_Divider_2_Master_2016-outline5" style:family="presentation" style:parent-style-name="SUSE_5f_Divider_5f_2_5f_Master_5f_2016-outline4">
      <style:paragraph-properties fo:margin-top="0.1cm" fo:margin-bottom="0cm"/>
      <style:text-properties fo:font-size="20pt" style:font-size-asian="20pt" style:font-size-complex="20pt"/>
    </style:style>
    <style:style style:name="SUSE_5f_Divider_5f_2_5f_Master_5f_2016-outline6" style:display-name="SUSE_Divider_2_Master_2016-outline6" style:family="presentation" style:parent-style-name="SUSE_5f_Divider_5f_2_5f_Master_5f_2016-outline5">
      <style:paragraph-properties fo:margin-top="0.1cm" fo:margin-bottom="0cm"/>
      <style:text-properties fo:font-size="20pt" style:font-size-asian="20pt" style:font-size-complex="20pt"/>
    </style:style>
    <style:style style:name="SUSE_5f_Divider_5f_2_5f_Master_5f_2016-outline7" style:display-name="SUSE_Divider_2_Master_2016-outline7" style:family="presentation" style:parent-style-name="SUSE_5f_Divider_5f_2_5f_Master_5f_2016-outline6">
      <style:paragraph-properties fo:margin-top="0.1cm" fo:margin-bottom="0cm"/>
      <style:text-properties fo:font-size="20pt" style:font-size-asian="20pt" style:font-size-complex="20pt"/>
    </style:style>
    <style:style style:name="SUSE_5f_Divider_5f_2_5f_Master_5f_2016-outline8" style:display-name="SUSE_Divider_2_Master_2016-outline8" style:family="presentation" style:parent-style-name="SUSE_5f_Divider_5f_2_5f_Master_5f_2016-outline7">
      <style:paragraph-properties fo:margin-top="0.1cm" fo:margin-bottom="0cm"/>
      <style:text-properties fo:font-size="20pt" style:font-size-asian="20pt" style:font-size-complex="20pt"/>
    </style:style>
    <style:style style:name="SUSE_5f_Divider_5f_2_5f_Master_5f_2016-outline9" style:display-name="SUSE_Divider_2_Master_2016-outline9" style:family="presentation" style:parent-style-name="SUSE_5f_Divider_5f_2_5f_Master_5f_2016-outline8">
      <style:paragraph-properties fo:margin-top="0.1cm" fo:margin-bottom="0cm"/>
      <style:text-properties fo:font-size="20pt" style:font-size-asian="20pt" style:font-size-complex="20pt"/>
    </style:style>
    <style:style style:name="SUSE_5f_Divider_5f_2_5f_Master_5f_2016-subtitle" style:display-name="SUSE_Divider_2_Master_2016-subtitle" style:family="presentation">
      <style:graphic-properties draw:stroke="none" draw:fill="none" draw:textarea-vertical-align="middle">
        <text:list-style style:name="SUSE_5f_Divider_5f_2_5f_Master_5f_2016-subtitle" style:display-name="SUSE_Divider_2_Master_201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Divider_5f_2_5f_Master_5f_2016-title" style:display-name="SUSE_Divider_2_Master_2016-title" style:family="presentation">
      <style:graphic-properties draw:stroke="none" draw:fill="none" draw:textarea-vertical-align="middle">
        <text:list-style style:name="SUSE_5f_Divider_5f_2_5f_Master_5f_2016-title" style:display-name="SUSE_Divider_2_Master_201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Arimo" fo:font-family="Arimo" style:font-family-generic="swiss"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Divider_5f_3_5f_Master_5f_2016-background" style:display-name="SUSE_Divider_3_Master_2016-background" style:family="presentation">
      <style:graphic-properties draw:stroke="none" draw:fill="none"/>
      <style:text-properties style:letter-kerning="true"/>
    </style:style>
    <style:style style:name="SUSE_5f_Divider_5f_3_5f_Master_5f_2016-backgroundobjects" style:display-name="SUSE_Divider_3_Master_2016-backgroundobjects" style:family="presentation">
      <style:graphic-properties draw:textarea-horizontal-align="justify" draw:shadow="hidden" draw:shadow-offset-x="0.2cm" draw:shadow-offset-y="0.2cm" draw:shadow-color="#808080"/>
      <style:text-properties style:letter-kerning="true"/>
    </style:style>
    <style:style style:name="SUSE_5f_Divider_5f_3_5f_Master_5f_2016-notes" style:display-name="SUSE_Divider_3_Master_201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mo" fo:font-family="Arimo" style:font-family-generic="swiss" style:font-pitch="variable" fo:font-size="1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0pt" style:font-style-asian="normal" style:font-weight-asian="normal" style:font-name-complex="Arial4" style:font-family-complex="Arial"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SUSE_5f_Divider_5f_3_5f_Master_5f_2016-outline1" style:display-name="SUSE_Divider_3_Master_2016-outline1" style:family="presentation">
      <style:graphic-properties draw:stroke="none" draw:fill="none" draw:auto-grow-height="false" draw:fit-to-size="shrink-to-fit" style:shrink-to-fit="true">
        <text:list-style style:name="SUSE_5f_Divider_5f_3_5f_Master_5f_2016-outline1" style:display-name="SUSE_Divider_3_Master_20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Divider_5f_3_5f_Master_5f_2016-outline2" style:display-name="SUSE_Divider_3_Master_2016-outline2" style:family="presentation" style:parent-style-name="SUSE_5f_Divider_5f_3_5f_Master_5f_2016-outline1">
      <style:paragraph-properties fo:margin-top="0.4cm" fo:margin-bottom="0cm"/>
      <style:text-properties fo:font-size="28pt" style:font-size-asian="28pt" style:font-size-complex="28pt"/>
    </style:style>
    <style:style style:name="SUSE_5f_Divider_5f_3_5f_Master_5f_2016-outline3" style:display-name="SUSE_Divider_3_Master_2016-outline3" style:family="presentation" style:parent-style-name="SUSE_5f_Divider_5f_3_5f_Master_5f_2016-outline2">
      <style:paragraph-properties fo:margin-top="0.3cm" fo:margin-bottom="0cm"/>
      <style:text-properties fo:font-size="24pt" style:font-size-asian="24pt" style:font-size-complex="24pt"/>
    </style:style>
    <style:style style:name="SUSE_5f_Divider_5f_3_5f_Master_5f_2016-outline4" style:display-name="SUSE_Divider_3_Master_2016-outline4" style:family="presentation" style:parent-style-name="SUSE_5f_Divider_5f_3_5f_Master_5f_2016-outline3">
      <style:paragraph-properties fo:margin-top="0.2cm" fo:margin-bottom="0cm"/>
      <style:text-properties fo:font-size="20pt" style:font-size-asian="20pt" style:font-size-complex="20pt"/>
    </style:style>
    <style:style style:name="SUSE_5f_Divider_5f_3_5f_Master_5f_2016-outline5" style:display-name="SUSE_Divider_3_Master_2016-outline5" style:family="presentation" style:parent-style-name="SUSE_5f_Divider_5f_3_5f_Master_5f_2016-outline4">
      <style:paragraph-properties fo:margin-top="0.1cm" fo:margin-bottom="0cm"/>
      <style:text-properties fo:font-size="20pt" style:font-size-asian="20pt" style:font-size-complex="20pt"/>
    </style:style>
    <style:style style:name="SUSE_5f_Divider_5f_3_5f_Master_5f_2016-outline6" style:display-name="SUSE_Divider_3_Master_2016-outline6" style:family="presentation" style:parent-style-name="SUSE_5f_Divider_5f_3_5f_Master_5f_2016-outline5">
      <style:paragraph-properties fo:margin-top="0.1cm" fo:margin-bottom="0cm"/>
      <style:text-properties fo:font-size="20pt" style:font-size-asian="20pt" style:font-size-complex="20pt"/>
    </style:style>
    <style:style style:name="SUSE_5f_Divider_5f_3_5f_Master_5f_2016-outline7" style:display-name="SUSE_Divider_3_Master_2016-outline7" style:family="presentation" style:parent-style-name="SUSE_5f_Divider_5f_3_5f_Master_5f_2016-outline6">
      <style:paragraph-properties fo:margin-top="0.1cm" fo:margin-bottom="0cm"/>
      <style:text-properties fo:font-size="20pt" style:font-size-asian="20pt" style:font-size-complex="20pt"/>
    </style:style>
    <style:style style:name="SUSE_5f_Divider_5f_3_5f_Master_5f_2016-outline8" style:display-name="SUSE_Divider_3_Master_2016-outline8" style:family="presentation" style:parent-style-name="SUSE_5f_Divider_5f_3_5f_Master_5f_2016-outline7">
      <style:paragraph-properties fo:margin-top="0.1cm" fo:margin-bottom="0cm"/>
      <style:text-properties fo:font-size="20pt" style:font-size-asian="20pt" style:font-size-complex="20pt"/>
    </style:style>
    <style:style style:name="SUSE_5f_Divider_5f_3_5f_Master_5f_2016-outline9" style:display-name="SUSE_Divider_3_Master_2016-outline9" style:family="presentation" style:parent-style-name="SUSE_5f_Divider_5f_3_5f_Master_5f_2016-outline8">
      <style:paragraph-properties fo:margin-top="0.1cm" fo:margin-bottom="0cm"/>
      <style:text-properties fo:font-size="20pt" style:font-size-asian="20pt" style:font-size-complex="20pt"/>
    </style:style>
    <style:style style:name="SUSE_5f_Divider_5f_3_5f_Master_5f_2016-subtitle" style:display-name="SUSE_Divider_3_Master_2016-subtitle" style:family="presentation">
      <style:graphic-properties draw:stroke="none" draw:fill="none" draw:textarea-vertical-align="middle">
        <text:list-style style:name="SUSE_5f_Divider_5f_3_5f_Master_5f_2016-subtitle" style:display-name="SUSE_Divider_3_Master_201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Divider_5f_3_5f_Master_5f_2016-title" style:display-name="SUSE_Divider_3_Master_2016-title" style:family="presentation">
      <style:graphic-properties draw:stroke="none" draw:fill="none" draw:textarea-vertical-align="middle">
        <text:list-style style:name="SUSE_5f_Divider_5f_3_5f_Master_5f_2016-title" style:display-name="SUSE_Divider_3_Master_201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9966" style:text-outline="false" style:text-line-through-style="none" style:text-line-through-type="none" style:font-name="Arimo" fo:font-family="Arimo" style:font-family-generic="swiss"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Divider_5f_0_5f_Master_5f_2016-background" style:display-name="SUSE_Divider_0_Master_2016-background" style:family="presentation">
      <style:graphic-properties draw:stroke="none" draw:fill="none"/>
      <style:text-properties style:letter-kerning="true"/>
    </style:style>
    <style:style style:name="SUSE_5f_Divider_5f_0_5f_Master_5f_2016-backgroundobjects" style:display-name="SUSE_Divider_0_Master_2016-backgroundobjects" style:family="presentation">
      <style:graphic-properties draw:textarea-horizontal-align="justify" draw:shadow="hidden" draw:shadow-offset-x="0.2cm" draw:shadow-offset-y="0.2cm" draw:shadow-color="#808080"/>
      <style:text-properties style:letter-kerning="true"/>
    </style:style>
    <style:style style:name="SUSE_5f_Divider_5f_0_5f_Master_5f_2016-notes" style:display-name="SUSE_Divider_0_Master_201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mo" fo:font-family="Arimo" style:font-family-generic="swiss" style:font-pitch="variable" fo:font-size="1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0pt" style:font-style-asian="normal" style:font-weight-asian="normal" style:font-name-complex="Droid Sans Devanagari" style:font-family-complex="'Droid Sans Devanagari'"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SUSE_5f_Divider_5f_0_5f_Master_5f_2016-outline1" style:display-name="SUSE_Divider_0_Master_2016-outline1" style:family="presentation">
      <style:graphic-properties draw:stroke="none" draw:fill="none" draw:auto-grow-height="false" draw:fit-to-size="shrink-to-fit" style:shrink-to-fit="true">
        <text:list-style style:name="SUSE_5f_Divider_5f_0_5f_Master_5f_2016-outline1" style:display-name="SUSE_Divider_0_Master_20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Divider_5f_0_5f_Master_5f_2016-outline2" style:display-name="SUSE_Divider_0_Master_2016-outline2" style:family="presentation" style:parent-style-name="SUSE_5f_Divider_5f_0_5f_Master_5f_2016-outline1">
      <style:paragraph-properties fo:margin-top="0.4cm" fo:margin-bottom="0cm"/>
      <style:text-properties fo:font-size="28pt" style:font-size-asian="28pt" style:font-size-complex="28pt"/>
    </style:style>
    <style:style style:name="SUSE_5f_Divider_5f_0_5f_Master_5f_2016-outline3" style:display-name="SUSE_Divider_0_Master_2016-outline3" style:family="presentation" style:parent-style-name="SUSE_5f_Divider_5f_0_5f_Master_5f_2016-outline2">
      <style:paragraph-properties fo:margin-top="0.3cm" fo:margin-bottom="0cm"/>
      <style:text-properties fo:font-size="24pt" style:font-size-asian="24pt" style:font-size-complex="24pt"/>
    </style:style>
    <style:style style:name="SUSE_5f_Divider_5f_0_5f_Master_5f_2016-outline4" style:display-name="SUSE_Divider_0_Master_2016-outline4" style:family="presentation" style:parent-style-name="SUSE_5f_Divider_5f_0_5f_Master_5f_2016-outline3">
      <style:paragraph-properties fo:margin-top="0.2cm" fo:margin-bottom="0cm"/>
      <style:text-properties fo:font-size="20pt" style:font-size-asian="20pt" style:font-size-complex="20pt"/>
    </style:style>
    <style:style style:name="SUSE_5f_Divider_5f_0_5f_Master_5f_2016-outline5" style:display-name="SUSE_Divider_0_Master_2016-outline5" style:family="presentation" style:parent-style-name="SUSE_5f_Divider_5f_0_5f_Master_5f_2016-outline4">
      <style:paragraph-properties fo:margin-top="0.1cm" fo:margin-bottom="0cm"/>
      <style:text-properties fo:font-size="20pt" style:font-size-asian="20pt" style:font-size-complex="20pt"/>
    </style:style>
    <style:style style:name="SUSE_5f_Divider_5f_0_5f_Master_5f_2016-outline6" style:display-name="SUSE_Divider_0_Master_2016-outline6" style:family="presentation" style:parent-style-name="SUSE_5f_Divider_5f_0_5f_Master_5f_2016-outline5">
      <style:paragraph-properties fo:margin-top="0.1cm" fo:margin-bottom="0cm"/>
      <style:text-properties fo:font-size="20pt" style:font-size-asian="20pt" style:font-size-complex="20pt"/>
    </style:style>
    <style:style style:name="SUSE_5f_Divider_5f_0_5f_Master_5f_2016-outline7" style:display-name="SUSE_Divider_0_Master_2016-outline7" style:family="presentation" style:parent-style-name="SUSE_5f_Divider_5f_0_5f_Master_5f_2016-outline6">
      <style:paragraph-properties fo:margin-top="0.1cm" fo:margin-bottom="0cm"/>
      <style:text-properties fo:font-size="20pt" style:font-size-asian="20pt" style:font-size-complex="20pt"/>
    </style:style>
    <style:style style:name="SUSE_5f_Divider_5f_0_5f_Master_5f_2016-outline8" style:display-name="SUSE_Divider_0_Master_2016-outline8" style:family="presentation" style:parent-style-name="SUSE_5f_Divider_5f_0_5f_Master_5f_2016-outline7">
      <style:paragraph-properties fo:margin-top="0.1cm" fo:margin-bottom="0cm"/>
      <style:text-properties fo:font-size="20pt" style:font-size-asian="20pt" style:font-size-complex="20pt"/>
    </style:style>
    <style:style style:name="SUSE_5f_Divider_5f_0_5f_Master_5f_2016-outline9" style:display-name="SUSE_Divider_0_Master_2016-outline9" style:family="presentation" style:parent-style-name="SUSE_5f_Divider_5f_0_5f_Master_5f_2016-outline8">
      <style:paragraph-properties fo:margin-top="0.1cm" fo:margin-bottom="0cm"/>
      <style:text-properties fo:font-size="20pt" style:font-size-asian="20pt" style:font-size-complex="20pt"/>
    </style:style>
    <style:style style:name="SUSE_5f_Divider_5f_0_5f_Master_5f_2016-subtitle" style:display-name="SUSE_Divider_0_Master_2016-subtitle" style:family="presentation">
      <style:graphic-properties draw:stroke="none" draw:fill="none" draw:textarea-vertical-align="middle">
        <text:list-style style:name="SUSE_5f_Divider_5f_0_5f_Master_5f_2016-subtitle" style:display-name="SUSE_Divider_0_Master_201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SE_5f_Divider_5f_0_5f_Master_5f_2016-title" style:display-name="SUSE_Divider_0_Master_2016-title" style:family="presentation">
      <style:graphic-properties draw:stroke="none" draw:fill="none" draw:textarea-vertical-align="middle">
        <text:list-style style:name="SUSE_5f_Divider_5f_0_5f_Master_5f_2016-title" style:display-name="SUSE_Divider_0_Master_201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Arimo" fo:font-family="Arimo" style:font-family-generic="swiss"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textarea-horizontal-align="center" draw:textarea-vertical-align="middle"/>
    </style:style>
    <style:style style:name="Mgr6" style:family="graphic" style:parent-style-name="standard">
      <style:graphic-properties draw:stroke="none" svg:stroke-color="#000000" draw:fill="none" draw:fill-color="#ffffff" draw:textarea-horizontal-align="left" draw:auto-grow-height="true" draw:auto-grow-width="true" fo:min-height="0.713cm" fo:min-width="2.542cm"/>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005cm, 0.211cm, 0cm)" draw:image-opacity="100%" style:mirror="none"/>
    </style:style>
    <style:style style:name="Mgr8"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SUSE_5f_Title_5f_Master_5f_2016-backgroundobjects">
      <style:graphic-properties draw:stroke="none" draw:fill="none" draw:fill-color="#ffffff" draw:textarea-vertical-align="bottom" draw:auto-grow-height="false" fo:min-height="1.397cm"/>
    </style:style>
    <style:style style:name="Mpr2" style:family="presentation" style:parent-style-name="SUSE_5f_Title_5f_Master_5f_2016-backgroundobjects">
      <style:graphic-properties draw:stroke="none" draw:fill="none" draw:fill-color="#ffffff" draw:auto-grow-height="false" fo:min-height="1.397cm"/>
    </style:style>
    <style:style style:name="Mpr3" style:family="presentation" style:parent-style-name="SUSE_5f_Bullet_5f_Master_5f_2016-backgroundobjects">
      <style:graphic-properties draw:stroke="none" draw:fill="none" draw:fill-color="#ffffff" draw:textarea-horizontal-align="right" draw:auto-grow-height="true" draw:auto-grow-width="true" fo:min-height="0.627cm" fo:min-width="1.78cm"/>
    </style:style>
    <style:style style:name="Mpr4" style:family="presentation" style:parent-style-name="SUSE_5f_Bullet_5f_Master_5f_2016-backgroundobjects">
      <style:graphic-properties draw:stroke="none" draw:fill="none" draw:fill-color="#ffffff" draw:textarea-vertical-align="bottom" draw:auto-grow-height="false" fo:min-height="1.397cm"/>
    </style:style>
    <style:style style:name="Mpr5" style:family="presentation" style:parent-style-name="SUSE_5f_Bullet_5f_Master_5f_2016-backgroundobjects">
      <style:graphic-properties draw:stroke="none" draw:fill="none" draw:fill-color="#ffffff" draw:auto-grow-height="false" fo:min-height="1.397cm"/>
    </style:style>
    <style:style style:name="Mpr6" style:family="presentation" style:parent-style-name="Notes_5f_Only_5f_Master_5f_2016-backgroundobjects">
      <style:graphic-properties draw:stroke="none" draw:fill="none" draw:fill-color="#ffffff" draw:textarea-vertical-align="bottom" draw:auto-grow-height="false" fo:min-height="1.397cm"/>
    </style:style>
    <style:style style:name="Mpr7" style:family="presentation" style:parent-style-name="Notes_5f_Only_5f_Master_5f_2016-backgroundobjects">
      <style:graphic-properties draw:stroke="none" draw:fill="none" draw:fill-color="#ffffff" draw:auto-grow-height="false" fo:min-height="1.397cm"/>
    </style:style>
    <style:style style:name="Mpr8" style:family="presentation" style:parent-style-name="SUSE_5f_Cover_5f_Master_5f_2016-backgroundobjects">
      <style:graphic-properties draw:stroke="none" draw:fill="none" draw:fill-color="#ffffff" draw:textarea-vertical-align="bottom" draw:auto-grow-height="false" fo:min-height="1.397cm"/>
    </style:style>
    <style:style style:name="Mpr9" style:family="presentation" style:parent-style-name="SUSE_5f_Legal_5f_Master_5f_2016-backgroundobjects">
      <style:graphic-properties draw:stroke="none" draw:fill="none" draw:fill-color="#ffffff" draw:textarea-vertical-align="bottom" draw:auto-grow-height="false" fo:min-height="1.397cm"/>
    </style:style>
    <style:style style:name="Mpr10" style:family="presentation" style:parent-style-name="TOC_5f_Master_5f_2016-backgroundobjects">
      <style:graphic-properties draw:stroke="none" draw:fill="none" draw:fill-color="#ffffff" draw:textarea-vertical-align="bottom" draw:auto-grow-height="false" fo:min-height="1.397cm"/>
    </style:style>
    <style:style style:name="Mpr11" style:family="presentation" style:parent-style-name="SUSE_5f_Divider_5f_1_5f_Master_5f_2016-backgroundobjects">
      <style:graphic-properties draw:stroke="none" draw:fill="none" draw:fill-color="#ffffff" draw:auto-grow-height="false" fo:min-height="1.397cm"/>
    </style:style>
    <style:style style:name="Mpr12" style:family="presentation" style:parent-style-name="SUSE_5f_Divider_5f_1_5f_Master_5f_2016-backgroundobjects">
      <style:graphic-properties draw:stroke="none" draw:fill="none" draw:fill-color="#ffffff" draw:textarea-vertical-align="bottom" draw:auto-grow-height="false" fo:min-height="1.397cm"/>
    </style:style>
    <style:style style:name="Mpr13" style:family="presentation" style:parent-style-name="SUSE_5f_Splash_5f_Master_5f_2016-backgroundobjects">
      <style:graphic-properties draw:stroke="none" draw:fill="none" draw:fill-color="#ffffff" draw:textarea-vertical-align="bottom" draw:auto-grow-height="false" fo:min-height="1.397cm"/>
    </style:style>
    <style:style style:name="Mpr14" style:family="presentation" style:parent-style-name="SUSE_5f_Splash_5f_Master_5f_2016-backgroundobjects">
      <style:graphic-properties draw:stroke="none" draw:fill="none" draw:fill-color="#ffffff" draw:auto-grow-height="false" fo:min-height="1.397cm"/>
    </style:style>
    <style:style style:name="Mpr15" style:family="presentation" style:parent-style-name="SUSE_5f_Legal_5f_Final_5f_Master_5f_2016-backgroundobjects">
      <style:graphic-properties draw:stroke="none" draw:fill="none" draw:fill-color="#ffffff" draw:textarea-vertical-align="bottom" draw:auto-grow-height="false" fo:min-height="1.397cm"/>
    </style:style>
    <style:style style:name="Mpr16" style:family="presentation" style:parent-style-name="SUSE_5f_Legal_5f_Final_5f_Master_5f_2016-backgroundobjects">
      <style:graphic-properties draw:stroke="none" draw:fill="none" draw:fill-color="#ffffff" draw:auto-grow-height="false" fo:min-height="1.397cm"/>
    </style:style>
    <style:style style:name="Mpr17" style:family="presentation" style:parent-style-name="SUSE_5f_Divider_5f_2_5f_Master_5f_2016-backgroundobjects">
      <style:graphic-properties draw:stroke="none" draw:fill="none" draw:fill-color="#ffffff" draw:auto-grow-height="false" fo:min-height="1.314cm"/>
    </style:style>
    <style:style style:name="Mpr18" style:family="presentation" style:parent-style-name="SUSE_5f_Divider_5f_2_5f_Master_5f_2016-backgroundobjects">
      <style:graphic-properties draw:stroke="none" draw:fill="none" draw:fill-color="#ffffff" draw:auto-grow-height="false" fo:min-height="1.397cm"/>
    </style:style>
    <style:style style:name="Mpr19" style:family="presentation" style:parent-style-name="SUSE_5f_Divider_5f_2_5f_Master_5f_2016-backgroundobjects">
      <style:graphic-properties draw:stroke="none" draw:fill="none" draw:fill-color="#ffffff" draw:textarea-vertical-align="bottom" draw:auto-grow-height="false" fo:min-height="1.397cm"/>
    </style:style>
    <style:style style:name="Mpr20" style:family="presentation" style:parent-style-name="SUSE_5f_Divider_5f_3_5f_Master_5f_2016-backgroundobjects">
      <style:graphic-properties draw:stroke="none" draw:fill="none" draw:fill-color="#ffffff" draw:auto-grow-height="false" fo:min-height="1.314cm"/>
    </style:style>
    <style:style style:name="Mpr21" style:family="presentation" style:parent-style-name="SUSE_5f_Divider_5f_3_5f_Master_5f_2016-backgroundobjects">
      <style:graphic-properties draw:stroke="none" draw:fill="none" draw:fill-color="#ffffff" draw:auto-grow-height="false" fo:min-height="1.397cm"/>
    </style:style>
    <style:style style:name="Mpr22" style:family="presentation" style:parent-style-name="SUSE_5f_Divider_5f_3_5f_Master_5f_2016-backgroundobjects">
      <style:graphic-properties draw:stroke="none" draw:fill="none" draw:fill-color="#ffffff" draw:textarea-vertical-align="bottom" draw:auto-grow-height="false" fo:min-height="1.397cm"/>
    </style:style>
    <style:style style:name="Mpr23" style:family="presentation" style:parent-style-name="SUSE_5f_Divider_5f_0_5f_Master_5f_2016-backgroundobjects">
      <style:graphic-properties draw:stroke="none" draw:fill="none" draw:fill-color="#ffffff" draw:auto-grow-height="false" fo:min-height="1.314cm"/>
    </style:style>
    <style:style style:name="Mpr24" style:family="presentation" style:parent-style-name="SUSE_5f_Divider_5f_0_5f_Master_5f_2016-backgroundobjects">
      <style:graphic-properties draw:stroke="none" draw:fill="none" draw:fill-color="#ffffff" draw:auto-grow-height="false" fo:min-height="1.397cm"/>
    </style:style>
    <style:style style:name="Mpr25" style:family="presentation" style:parent-style-name="SUSE_5f_Divider_5f_0_5f_Master_5f_2016-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style>
    <style:style style:name="MP10"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1"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fo:font-size="10pt" style:font-size-asian="10pt" style:font-size-complex="10pt"/>
    </style:style>
    <style:style style:name="MT3" style:family="text">
      <style:text-properties fo:font-size="10pt" fo:font-style="normal" style:font-size-asian="10pt" style:font-style-asian="normal" style:font-size-complex="10pt" style:font-style-complex="normal"/>
    </style:style>
    <style:style style:name="MT4" style:family="text">
      <style:text-properties fo:font-size="7pt" fo:font-style="italic" style:font-size-asian="7pt" style:font-style-asian="italic" style:font-size-complex="7pt" style:font-style-complex="italic"/>
    </style:style>
    <style:style style:name="MT5" style:family="text">
      <style:text-properties fo:color="#94a0a9" style:font-name="Arial" fo:font-size="11pt" style:font-size-asian="11pt" style:font-size-complex="11pt"/>
    </style:style>
    <style:style style:name="MT6" style:family="text">
      <style:text-properties style:font-name="Arial2" fo:font-size="10pt" style:font-size-asian="10pt" style:font-size-complex="10pt"/>
    </style:style>
    <style:style style:name="MT7" style:family="text">
      <style:text-properties style:font-name="Arimo" fo:font-size="7pt" fo:font-style="italic" style:font-size-asian="7pt" style:font-style-asian="italic" style:font-size-complex="7pt" style:font-style-complex="italic"/>
    </style:style>
    <style:style style:name="MT8" style:family="text">
      <style:text-properties style:font-name="Arimo" fo:font-size="10pt" style:font-size-asian="10pt" style:font-size-complex="10pt"/>
    </style:style>
    <style:style style:name="MT9" style:family="text">
      <style:text-properties fo:color="#ffffff" style:text-line-through-style="none" style:text-line-through-type="none" style:font-name="Arial3" fo:font-size="16pt" fo:letter-spacing="normal" fo:font-style="normal" style:text-underline-style="none" fo:font-weight="bold" style:font-size-asian="16pt" style:font-style-asian="normal" style:font-weight-asian="bold" style:font-name-complex="Arial2" style:font-size-complex="16pt" style:font-style-complex="normal" style:font-weight-complex="bold"/>
    </style:style>
    <style:style style:name="MT10" style:family="text">
      <style:text-properties fo:color="#ffffff" style:text-line-through-style="none" style:text-line-through-type="none" style:font-name="Arial3" fo:font-size="11pt" fo:letter-spacing="normal" fo:font-style="normal" style:text-underline-style="none" fo:font-weight="normal" style:font-size-asian="11pt" style:font-style-asian="normal" style:font-weight-asian="normal" style:font-name-complex="Arial2" style:font-size-complex="11pt" style:font-style-complex="normal" style:font-weight-complex="normal"/>
    </style:style>
    <style:style style:name="MT11" style:family="text">
      <style:text-properties fo:color="#ffffff" style:text-line-through-style="none" style:text-line-through-type="none" style:font-name="Arial3" fo:font-size="11pt" fo:letter-spacing="normal" fo:font-style="normal" style:text-underline-style="none" fo:font-weight="bold" style:font-size-asian="11pt" style:font-style-asian="normal" style:font-weight-asian="bold" style:font-name-complex="Arial2" style:font-size-complex="11pt" style:font-style-complex="normal" style:font-weight-complex="bold"/>
    </style:style>
    <style:style style:name="MT12" style:family="text">
      <style:text-properties style:font-name="Arimo" fo:font-size="7pt" style:font-size-asian="7pt" style:font-size-complex="7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USE_5f_Title_5f_Master_5f_2016" style:display-name="SUSE_Title_Master_2016" style:page-layout-name="PM1" draw:style-name="Mdp1">
      <draw:frame draw:style-name="Mgr3" draw:text-style-name="MP5" draw:layer="backgroundobjects" svg:width="25.521cm" svg:height="19.141cm" svg:x="0cm" svg:y="0.024cm">
        <draw:image xlink:href="Pictures/10000000000007D0000005DCA0A4A1BD25B0FE2B.jpg" xlink:type="simple" xlink:show="embed" xlink:actuate="onLoad">
          <text:p/>
        </draw:image>
      </draw:frame>
      <draw:frame presentation:style-name="SUSE_5f_Title_5f_Master_5f_2016-title" draw:layer="backgroundobjects" svg:width="22.225cm" svg:height="4.242cm" svg:x="2.743cm" svg:y="2.515cm" presentation:class="title" presentation:placeholder="true">
        <draw:text-box/>
      </draw:frame>
      <draw:frame presentation:style-name="SUSE_5f_Title_5f_Master_5f_2016-outline1" draw:layer="backgroundobjects" svg:width="10.339cm" svg:height="12.573cm" svg:x="2.789cm" svg:y="12.691cm" presentation:class="outline" presentation:placeholder="true">
        <draw:text-box/>
      </draw:frame>
      <draw:frame draw:style-name="Mgr4" draw:text-style-name="MP5" draw:layer="backgroundobjects" svg:width="4.162cm" svg:height="2.316cm" svg:x="19.435cm" svg:y="15.317cm">
        <draw:image xlink:href="Pictures/100002010000011A000000AB05C7D032DB116CBC.png" xlink:type="simple" xlink:show="embed" xlink:actuate="onLoad">
          <text:p/>
        </draw:image>
      </draw:frame>
      <presentation:notes style:page-layout-name="PM2">
        <draw:page-thumbnail presentation:style-name="SUSE_5f_Title_5f_Master_5f_2016-title" draw:layer="backgroundobjects" svg:width="19.05cm" svg:height="14.3cm" svg:x="1.27cm" svg:y="1.27cm" presentation:class="page"/>
        <draw:frame presentation:style-name="SUSE_5f_Title_5f_Master_5f_2016-notes" draw:layer="backgroundobjects" svg:width="19.05cm" svg:height="10.414cm" svg:x="1.27cm" svg:y="15.621cm" presentation:class="notes" presentation:placeholder="true">
          <draw:text-box/>
        </draw:frame>
        <draw:frame presentation:style-name="Mpr1" draw:text-style-name="MP7" draw:layer="backgroundobjects" svg:width="2.54cm" svg:height="0.508cm" svg:x="9.652cm" svg:y="26.797cm" presentation:class="page-number">
          <draw:text-box>
            <text:p text:style-name="MP6"><text:span text:style-name="MT2"><text:page-number>&lt;number&gt;</text:page-number></text:span></text:p>
          </draw:text-box>
        </draw:frame>
        <draw:frame presentation:style-name="Mpr2" draw:text-style-name="MP7" draw:layer="backgroundobjects" svg:width="19.05cm" svg:height="0.508cm" svg:x="1.27cm" svg:y="0.635cm" presentation:class="header">
          <draw:text-box>
            <text:p text:style-name="MP6"><text:span text:style-name="MT3"><presentation:header/></text:span></text:p>
          </draw:text-box>
        </draw:frame>
        <draw:frame presentation:style-name="Mpr1" draw:text-style-name="MP7" draw:layer="backgroundobjects" svg:width="19.05cm" svg:height="0.508cm" svg:x="1.27cm" svg:y="26.187cm" presentation:class="footer">
          <draw:text-box>
            <text:p text:style-name="MP6"><text:span text:style-name="MT4"><presentation:footer/></text:span></text:p>
          </draw:text-box>
        </draw:frame>
        <draw:line draw:style-name="Mgr5" draw:text-style-name="MP8" draw:layer="backgroundobjects" svg:x1="1.27cm" svg:y1="1.154cm" svg:x2="20.32cm" svg:y2="1.154cm">
          <text:p/>
        </draw:line>
        <draw:line draw:style-name="Mgr5" draw:text-style-name="MP8" draw:layer="backgroundobjects" svg:x1="1.27cm" svg:y1="26.3cm" svg:x2="20.32cm" svg:y2="26.3cm">
          <text:p/>
        </draw:line>
        <draw:frame draw:style-name="Mgr6" draw:text-style-name="MP9" draw:layer="backgroundobjects" svg:width="3.042cm" svg:height="0.963cm" svg:x="7.024cm" svg:y="25.496cm">
          <draw:text-box>
            <text:p><text:tab/><text:tab/></text:p>
          </draw:text-box>
        </draw:frame>
      </presentation:notes>
    </style:master-page>
    <style:master-page style:name="SUSE_5f_Bullet_5f_Master_5f_2016" style:display-name="SUSE_Bullet_Master_2016" style:page-layout-name="PM1" draw:style-name="Mdp1">
      <draw:frame presentation:style-name="SUSE_5f_Bullet_5f_Master_5f_2016-title" draw:layer="backgroundobjects" svg:width="24.136cm" svg:height="3.18cm" svg:x="0.623cm" svg:y="0.56cm" presentation:class="title" presentation:placeholder="true">
        <draw:text-box/>
      </draw:frame>
      <draw:frame presentation:style-name="SUSE_5f_Bullet_5f_Master_5f_2016-outline1" draw:layer="backgroundobjects" svg:width="23.241cm" svg:height="12.573cm" svg:x="1.524cm" svg:y="3.457cm" presentation:class="outline" presentation:placeholder="true">
        <draw:text-box/>
      </draw:frame>
      <draw:frame presentation:style-name="Mpr3" draw:text-style-name="MP4" draw:layer="backgroundobjects" svg:width="1.78cm" svg:height="0.627cm" svg:x="0.465cm" svg:y="18.043cm" presentation:class="page-number">
        <draw:text-box>
          <text:p text:style-name="MP3"><text:span text:style-name="MT5"><text:page-number>&lt;number&gt;</text:page-number></text:span></text:p>
        </draw:text-box>
      </draw:frame>
      <draw:frame draw:style-name="Mgr7" draw:text-style-name="MP5" draw:layer="backgroundobjects" svg:width="24.13cm" svg:height="0.581cm" svg:x="0.627cm" svg:y="0.001cm">
        <draw:image xlink:href="Pictures/10000000000007D000000042759D0275CF80C1DE.jpg" xlink:type="simple" xlink:show="embed" xlink:actuate="onLoad">
          <text:p/>
        </draw:image>
      </draw:frame>
      <presentation:notes style:page-layout-name="PM2">
        <draw:page-thumbnail presentation:style-name="SUSE_5f_Bullet_5f_Master_5f_2016-title" draw:layer="backgroundobjects" svg:width="19.05cm" svg:height="14.3cm" svg:x="1.27cm" svg:y="1.27cm" presentation:class="page"/>
        <draw:frame presentation:style-name="SUSE_5f_Bullet_5f_Master_5f_2016-notes" draw:layer="backgroundobjects" svg:width="19.05cm" svg:height="10.414cm" svg:x="1.27cm" svg:y="15.621cm" presentation:class="notes" presentation:placeholder="true">
          <draw:text-box/>
        </draw:frame>
        <draw:frame presentation:style-name="Mpr4" draw:text-style-name="MP7" draw:layer="backgroundobjects" svg:width="2.54cm" svg:height="0.508cm" svg:x="9.652cm" svg:y="26.797cm" presentation:class="page-number">
          <draw:text-box>
            <text:p text:style-name="MP6"><text:span text:style-name="MT2"><text:page-number>&lt;number&gt;</text:page-number></text:span></text:p>
          </draw:text-box>
        </draw:frame>
        <draw:frame presentation:style-name="Mpr5" draw:text-style-name="MP7" draw:layer="backgroundobjects" svg:width="19.05cm" svg:height="0.508cm" svg:x="1.27cm" svg:y="0.635cm" presentation:class="header">
          <draw:text-box>
            <text:p text:style-name="MP6"><text:span text:style-name="MT6"><presentation:header/></text:span></text:p>
          </draw:text-box>
        </draw:frame>
        <draw:frame presentation:style-name="Mpr4" draw:text-style-name="MP7" draw:layer="backgroundobjects" svg:width="19.05cm" svg:height="0.508cm" svg:x="1.27cm" svg:y="26.187cm" presentation:class="footer">
          <draw:text-box>
            <text:p text:style-name="MP6"><text:span text:style-name="MT7"><presentation:footer/></text:span></text:p>
          </draw:text-box>
        </draw:frame>
        <draw:line draw:style-name="Mgr5" draw:text-style-name="MP8" draw:layer="backgroundobjects" svg:x1="1.27cm" svg:y1="1.166cm" svg:x2="20.32cm" svg:y2="1.143cm">
          <text:p/>
        </draw:line>
        <draw:line draw:style-name="Mgr5" draw:text-style-name="MP8" draw:layer="backgroundobjects" svg:x1="1.27cm" svg:y1="26.312cm" svg:x2="20.32cm" svg:y2="26.289cm">
          <text:p/>
        </draw:line>
      </presentation:notes>
    </style:master-page>
    <style:master-page style:name="Notes_5f_Only_5f_Master_5f_2016" style:display-name="Notes_Only_Master_2016" style:page-layout-name="PM1" draw:style-name="Mdp1">
      <draw:frame presentation:style-name="Notes_5f_Only_5f_Master_5f_2016-title" draw:layer="backgroundobjects" svg:width="22.86cm" svg:height="0.762cm" svg:x="1.313cm" svg:y="-0.896cm" presentation:class="title" presentation:placeholder="true">
        <draw:text-box/>
      </draw:frame>
      <draw:frame presentation:style-name="Notes_5f_Only_5f_Master_5f_2016-outline1" draw:layer="backgroundobjects" svg:width="5.603cm" svg:height="45.431cm" svg:x="0cm" svg:y="19.252cm" presentation:class="outline" presentation:placeholder="true">
        <draw:text-box/>
      </draw:frame>
      <presentation:notes style:page-layout-name="PM2">
        <draw:page-thumbnail presentation:style-name="Notes_5f_Only_5f_Master_5f_2016-title" draw:layer="backgroundobjects" svg:width="2.396cm" svg:height="0.908cm" svg:x="8.573cm" svg:y="28.441cm" presentation:class="page"/>
        <draw:frame presentation:style-name="Notes_5f_Only_5f_Master_5f_2016-notes" draw:layer="backgroundobjects" svg:width="19.05cm" svg:height="24.765cm" svg:x="1.27cm" svg:y="1.27cm" presentation:class="notes" presentation:placeholder="true">
          <draw:text-box/>
        </draw:frame>
        <draw:frame presentation:style-name="Mpr6" draw:text-style-name="MP7" draw:layer="backgroundobjects" svg:width="2.54cm" svg:height="0.508cm" svg:x="9.652cm" svg:y="26.797cm" presentation:class="page-number">
          <draw:text-box>
            <text:p text:style-name="MP6"><text:span text:style-name="MT2"><text:page-number>&lt;number&gt;</text:page-number></text:span></text:p>
          </draw:text-box>
        </draw:frame>
        <draw:frame presentation:style-name="Mpr7" draw:text-style-name="MP7" draw:layer="backgroundobjects" svg:width="19.05cm" svg:height="0.508cm" svg:x="1.27cm" svg:y="0.635cm" presentation:class="header">
          <draw:text-box>
            <text:p text:style-name="MP6"><text:span text:style-name="MT6"><presentation:header/></text:span></text:p>
          </draw:text-box>
        </draw:frame>
        <draw:frame presentation:style-name="Mpr6" draw:text-style-name="MP7" draw:layer="backgroundobjects" svg:width="19.05cm" svg:height="0.508cm" svg:x="1.27cm" svg:y="26.187cm" presentation:class="footer">
          <draw:text-box>
            <text:p text:style-name="MP6"><text:span text:style-name="MT7"><presentation:footer/></text:span></text:p>
          </draw:text-box>
        </draw:frame>
        <draw:line draw:style-name="Mgr5" draw:text-style-name="MP8" draw:layer="backgroundobjects" svg:x1="1.27cm" svg:y1="1.154cm" svg:x2="20.32cm" svg:y2="1.154cm">
          <text:p/>
        </draw:line>
        <draw:line draw:style-name="Mgr5" draw:text-style-name="MP8" draw:layer="backgroundobjects" svg:x1="1.27cm" svg:y1="26.3cm" svg:x2="20.32cm" svg:y2="26.3cm">
          <text:p/>
        </draw:line>
      </presentation:notes>
    </style:master-page>
    <style:master-page style:name="SUSE_5f_Cover_5f_Master_5f_2016" style:display-name="SUSE_Cover_Master_2016" style:page-layout-name="PM1" draw:style-name="Mdp1">
      <draw:frame draw:style-name="Mgr4" draw:text-style-name="MP5" draw:layer="backgroundobjects" svg:width="14.719cm" svg:height="19.049cm" svg:x="5.209cm" svg:y="-0.018cm">
        <draw:image xlink:href="Pictures/100002010000033000000420B45A7F38901D1860.png" xlink:type="simple" xlink:show="embed" xlink:actuate="onLoad">
          <text:p/>
        </draw:image>
      </draw:frame>
      <draw:frame presentation:style-name="SUSE_5f_Cover_5f_Master_5f_2016-title" draw:layer="backgroundobjects" svg:width="5.619cm" svg:height="0.675cm" svg:x="0cm" svg:y="-0.89cm" presentation:class="title" presentation:placeholder="true">
        <draw:text-box/>
      </draw:frame>
      <draw:frame presentation:style-name="SUSE_5f_Cover_5f_Master_5f_2016-outline1" draw:layer="backgroundobjects" svg:width="5.618cm" svg:height="45.431cm" svg:x="0cm" svg:y="19.246cm" presentation:class="outline" presentation:placeholder="true">
        <draw:text-box/>
      </draw:frame>
      <presentation:notes style:page-layout-name="PM2">
        <draw:frame draw:style-name="Mgr4" draw:text-style-name="MP5" draw:layer="backgroundobjects" svg:width="21.586cm" svg:height="27.935cm" svg:x="0.004cm" svg:y="0.005cm">
          <draw:image xlink:href="Pictures/100002010000033000000420B45A7F38901D1860.png" xlink:type="simple" xlink:show="embed" xlink:actuate="onLoad">
            <text:p/>
          </draw:image>
        </draw:frame>
        <draw:page-thumbnail presentation:style-name="SUSE_5f_Cover_5f_Master_5f_2016-title" draw:layer="backgroundobjects" svg:width="1.905cm" svg:height="0.895cm" svg:x="9.159cm" svg:y="28.738cm" presentation:class="page"/>
        <draw:frame presentation:style-name="SUSE_5f_Cover_5f_Master_5f_2016-notes" draw:layer="backgroundobjects" svg:width="19.05cm" svg:height="24.663cm" svg:x="1.27cm" svg:y="1.27cm" presentation:class="notes" presentation:placeholder="true">
          <draw:text-box/>
        </draw:frame>
        <draw:frame presentation:style-name="Mpr8" draw:text-style-name="MP4" draw:layer="backgroundobjects" svg:width="2.54cm" svg:height="0.508cm" svg:x="8.382cm" svg:y="27.94cm" presentation:class="page-number">
          <draw:text-box>
            <text:p text:style-name="MP3"><text:span text:style-name="MT1"><text:page-number>&lt;number&gt;</text:page-number></text:span></text:p>
          </draw:text-box>
        </draw:frame>
      </presentation:notes>
    </style:master-page>
    <style:master-page style:name="SUSE_5f_Legal_5f_Master_5f_2016" style:display-name="SUSE_Legal_Master_2016" style:page-layout-name="PM1" draw:style-name="Mdp1">
      <draw:frame presentation:style-name="SUSE_5f_Legal_5f_Master_5f_2016-title" draw:layer="backgroundobjects" svg:width="10.41cm" svg:height="0.715cm" svg:x="0.109cm" svg:y="-0.715cm" presentation:class="title" presentation:placeholder="true">
        <draw:text-box/>
      </draw:frame>
      <draw:frame presentation:style-name="SUSE_5f_Legal_5f_Master_5f_2016-outline1" draw:layer="backgroundobjects" svg:width="5.914cm" svg:height="37.601cm" svg:x="0cm" svg:y="19.228cm" presentation:class="outline" presentation:placeholder="true">
        <draw:text-box/>
      </draw:frame>
      <presentation:notes style:page-layout-name="PM2">
        <draw:page-thumbnail presentation:style-name="SUSE_5f_Legal_5f_Master_5f_2016-title" draw:layer="backgroundobjects" svg:width="2.444cm" svg:height="1.581cm" svg:x="5.157cm" svg:y="27.94cm" presentation:class="page"/>
        <draw:frame presentation:style-name="SUSE_5f_Legal_5f_Master_5f_2016-notes" draw:layer="backgroundobjects" svg:width="19.05cm" svg:height="24.638cm" svg:x="1.27cm" svg:y="1.27cm" presentation:class="notes" presentation:placeholder="true">
          <draw:text-box/>
        </draw:frame>
        <draw:frame presentation:style-name="Mpr9" draw:text-style-name="MP4" draw:layer="backgroundobjects" svg:width="2.54cm" svg:height="0.508cm" svg:x="9.652cm" svg:y="27.94cm" presentation:class="page-number">
          <draw:text-box>
            <text:p text:style-name="MP3"><text:span text:style-name="MT2"><text:page-number>&lt;number&gt;</text:page-number></text:span></text:p>
          </draw:text-box>
        </draw:frame>
      </presentation:notes>
    </style:master-page>
    <style:master-page style:name="TOC_5f_Master_5f_2016" style:display-name="TOC_Master_2016" style:page-layout-name="PM1" draw:style-name="Mdp1">
      <draw:frame presentation:style-name="TOC_5f_Master_5f_2016-title" draw:layer="backgroundobjects" svg:width="8.388cm" svg:height="0.532cm" svg:x="0cm" svg:y="-0.532cm" presentation:class="title" presentation:placeholder="true">
        <draw:text-box/>
      </draw:frame>
      <draw:frame presentation:style-name="TOC_5f_Master_5f_2016-outline1" draw:layer="backgroundobjects" svg:width="5.699cm" svg:height="43.865cm" svg:x="0.775cm" svg:y="19.339cm" presentation:class="outline" presentation:placeholder="true">
        <draw:text-box/>
      </draw:frame>
      <presentation:notes style:page-layout-name="PM2">
        <draw:page-thumbnail presentation:style-name="TOC_5f_Master_5f_2016-title" draw:layer="backgroundobjects" svg:width="3.887cm" svg:height="1.87cm" svg:x="5.301cm" svg:y="27.94cm" presentation:class="page"/>
        <draw:frame presentation:style-name="TOC_5f_Master_5f_2016-notes" draw:layer="backgroundobjects" svg:width="19.05cm" svg:height="24.765cm" svg:x="1.27cm" svg:y="1.27cm" presentation:class="notes" presentation:placeholder="true">
          <draw:text-box/>
        </draw:frame>
        <draw:frame presentation:style-name="Mpr10" draw:text-style-name="MP4" draw:layer="backgroundobjects" svg:width="2.54cm" svg:height="0.508cm" svg:x="9.652cm" svg:y="27.94cm" presentation:class="page-number">
          <draw:text-box>
            <text:p text:style-name="MP3"><text:span text:style-name="MT2"><text:page-number>&lt;number&gt;</text:page-number></text:span></text:p>
          </draw:text-box>
        </draw:frame>
        <draw:frame presentation:style-name="Mpr10" draw:text-style-name="MP7" draw:layer="backgroundobjects" svg:width="19.05cm" svg:height="0.508cm" svg:x="1.27cm" svg:y="26.187cm" presentation:class="footer">
          <draw:text-box>
            <text:p text:style-name="MP6"><text:span text:style-name="MT4"><presentation:footer/></text:span></text:p>
          </draw:text-box>
        </draw:frame>
        <draw:line draw:style-name="Mgr5" draw:text-style-name="MP8" draw:layer="backgroundobjects" svg:x1="1.27cm" svg:y1="26.3cm" svg:x2="20.32cm" svg:y2="26.3cm">
          <text:p/>
        </draw:line>
        <draw:line draw:style-name="Mgr5" draw:text-style-name="MP8" draw:layer="backgroundobjects" svg:x1="1.27cm" svg:y1="1.154cm" svg:x2="20.32cm" svg:y2="1.154cm">
          <text:p/>
        </draw:line>
      </presentation:notes>
    </style:master-page>
    <style:master-page style:name="SUSE_5f_Divider_5f_1_5f_Master_5f_2016" style:display-name="SUSE_Divider_1_Master_2016" style:page-layout-name="PM1" draw:style-name="Mdp1">
      <draw:frame draw:style-name="Mgr3" draw:text-style-name="MP5" draw:layer="backgroundobjects" svg:width="25.521cm" svg:height="19.14cm" svg:x="0cm" svg:y="0.025cm">
        <draw:image xlink:href="Pictures/1000000000000BB8000008CAE80C6DC0298A79B6.jpg" xlink:type="simple" xlink:show="embed" xlink:actuate="onLoad">
          <text:p/>
        </draw:image>
      </draw:frame>
      <draw:frame presentation:style-name="SUSE_5f_Divider_5f_1_5f_Master_5f_2016-title" draw:layer="backgroundobjects" svg:width="22.859cm" svg:height="3.18cm" svg:x="1.214cm" svg:y="7.62cm" presentation:class="title" presentation:placeholder="true">
        <draw:text-box/>
      </draw:frame>
      <draw:frame presentation:style-name="SUSE_5f_Divider_5f_1_5f_Master_5f_2016-outline1" draw:layer="backgroundobjects" svg:width="9.313cm" svg:height="13.342cm" svg:x="0.911cm" svg:y="19.436cm" presentation:class="outline" presentation:placeholder="true">
        <draw:text-box/>
      </draw:frame>
      <presentation:notes style:page-layout-name="PM2">
        <draw:page-thumbnail presentation:style-name="SUSE_5f_Divider_5f_1_5f_Master_5f_2016-title" draw:layer="backgroundobjects" svg:width="19.05cm" svg:height="14.3cm" svg:x="1.27cm" svg:y="1.27cm" presentation:class="page"/>
        <draw:frame presentation:style-name="SUSE_5f_Divider_5f_1_5f_Master_5f_2016-notes" draw:layer="backgroundobjects" svg:width="19.05cm" svg:height="10.414cm" svg:x="1.27cm" svg:y="15.621cm" presentation:class="notes" presentation:placeholder="true">
          <draw:text-box/>
        </draw:frame>
        <draw:frame presentation:style-name="Mpr11" draw:text-style-name="MP7" draw:layer="backgroundobjects" svg:width="19.05cm" svg:height="0.508cm" svg:x="1.27cm" svg:y="0.635cm" presentation:class="header">
          <draw:text-box>
            <text:p text:style-name="MP6"><text:span text:style-name="MT8"><presentation:header/></text:span></text:p>
          </draw:text-box>
        </draw:frame>
        <draw:frame presentation:style-name="Mpr12" draw:text-style-name="MP7" draw:layer="backgroundobjects" svg:width="19.05cm" svg:height="0.508cm" svg:x="1.27cm" svg:y="26.187cm" presentation:class="footer">
          <draw:text-box>
            <text:p text:style-name="MP6"><text:span text:style-name="MT7"><presentation:footer/></text:span></text:p>
          </draw:text-box>
        </draw:frame>
        <draw:frame presentation:style-name="Mpr12" draw:text-style-name="MP4" draw:layer="backgroundobjects" svg:width="2.54cm" svg:height="0.508cm" svg:x="9.652cm" svg:y="26.797cm" presentation:class="page-number">
          <draw:text-box>
            <text:p text:style-name="MP6"><text:span text:style-name="MT2"><text:page-number>&lt;number&gt;</text:page-number></text:span></text:p>
          </draw:text-box>
        </draw:frame>
        <draw:line draw:style-name="Mgr5" draw:text-style-name="MP8" draw:layer="backgroundobjects" svg:x1="1.27cm" svg:y1="1.154cm" svg:x2="20.32cm" svg:y2="1.154cm">
          <text:p/>
        </draw:line>
        <draw:line draw:style-name="Mgr5" draw:text-style-name="MP8" draw:layer="backgroundobjects" svg:x1="1.27cm" svg:y1="26.3cm" svg:x2="20.32cm" svg:y2="26.3cm">
          <text:p/>
        </draw:line>
      </presentation:notes>
    </style:master-page>
    <style:master-page style:name="SUSE_5f_Splash_5f_Master_5f_2016" style:display-name="SUSE_Splash_Master_2016" style:page-layout-name="PM1" draw:style-name="Mdp1">
      <draw:frame presentation:style-name="SUSE_5f_Splash_5f_Master_5f_2016-title" draw:layer="backgroundobjects" svg:width="3.091cm" svg:height="0.416cm" svg:x="0cm" svg:y="-0.416cm" presentation:class="title" presentation:placeholder="true">
        <draw:text-box/>
      </draw:frame>
      <draw:frame presentation:style-name="SUSE_5f_Splash_5f_Master_5f_2016-outline1" draw:layer="backgroundobjects" svg:width="3.483cm" svg:height="96.145cm" svg:x="0cm" svg:y="19.18cm" presentation:class="outline" presentation:placeholder="true">
        <draw:text-box/>
      </draw:frame>
      <draw:frame draw:style-name="Mgr3" draw:text-style-name="MP5" draw:layer="backgroundobjects" svg:width="5.185cm" svg:height="2.486cm" svg:x="10.229cm" svg:y="8.41cm">
        <draw:image xlink:href="Pictures/10000201000000C40000005E02444C5113810B1A.png" xlink:type="simple" xlink:show="embed" xlink:actuate="onLoad">
          <text:p/>
        </draw:image>
      </draw:frame>
      <presentation:notes style:page-layout-name="PM2">
        <draw:page-thumbnail presentation:style-name="SUSE_5f_Splash_5f_Master_5f_2016-title" draw:layer="backgroundobjects" svg:width="19.05cm" svg:height="14.3cm" svg:x="1.27cm" svg:y="1.27cm" presentation:class="page"/>
        <draw:frame presentation:style-name="SUSE_5f_Splash_5f_Master_5f_2016-notes" draw:layer="backgroundobjects" svg:width="19.05cm" svg:height="10.414cm" svg:x="1.27cm" svg:y="15.621cm" presentation:class="notes" presentation:placeholder="true">
          <draw:text-box/>
        </draw:frame>
        <draw:frame presentation:style-name="Mpr13" draw:text-style-name="MP7" draw:layer="backgroundobjects" svg:width="2.54cm" svg:height="0.508cm" svg:x="9.652cm" svg:y="26.797cm" presentation:class="page-number">
          <draw:text-box>
            <text:p text:style-name="MP6"><text:span text:style-name="MT2"><text:page-number>&lt;number&gt;</text:page-number></text:span></text:p>
          </draw:text-box>
        </draw:frame>
        <draw:frame presentation:style-name="Mpr14" draw:text-style-name="MP7" draw:layer="backgroundobjects" svg:width="19.05cm" svg:height="0.508cm" svg:x="1.27cm" svg:y="0.635cm" presentation:class="header">
          <draw:text-box>
            <text:p text:style-name="MP6"><text:span text:style-name="MT8"><presentation:header/></text:span></text:p>
          </draw:text-box>
        </draw:frame>
        <draw:frame presentation:style-name="Mpr13" draw:text-style-name="MP7" draw:layer="backgroundobjects" svg:width="19.05cm" svg:height="0.508cm" svg:x="1.27cm" svg:y="26.187cm" presentation:class="footer">
          <draw:text-box>
            <text:p text:style-name="MP6"><text:span text:style-name="MT7"><presentation:footer/></text:span></text:p>
          </draw:text-box>
        </draw:frame>
        <draw:line draw:style-name="Mgr5" draw:text-style-name="MP8" draw:layer="backgroundobjects" svg:x1="1.27cm" svg:y1="1.154cm" svg:x2="20.32cm" svg:y2="1.154cm">
          <text:p/>
        </draw:line>
        <draw:line draw:style-name="Mgr5" draw:text-style-name="MP8" draw:layer="backgroundobjects" svg:x1="1.27cm" svg:y1="26.3cm" svg:x2="20.32cm" svg:y2="26.3cm">
          <text:p/>
        </draw:line>
      </presentation:notes>
    </style:master-page>
    <style:master-page style:name="SUSE_5f_Legal_5f_Final_5f_Master_5f_2016" style:display-name="SUSE_Legal_Final_Master_2016" style:page-layout-name="PM1" draw:style-name="Mdp1">
      <draw:frame draw:style-name="Mgr3" draw:text-style-name="MP5" draw:layer="backgroundobjects" svg:width="25.521cm" svg:height="19.141cm" svg:x="0cm" svg:y="0.024cm">
        <draw:image xlink:href="Pictures/10000000000007D0000005DCA0A4A1BD25B0FE2B.jpg" xlink:type="simple" xlink:show="embed" xlink:actuate="onLoad">
          <text:p/>
        </draw:image>
      </draw:frame>
      <draw:frame presentation:style-name="SUSE_5f_Legal_5f_Final_5f_Master_5f_2016-title" draw:layer="backgroundobjects" svg:width="3.213cm" svg:height="0.392cm" svg:x="0cm" svg:y="-0.392cm" presentation:class="title" presentation:placeholder="true">
        <draw:text-box/>
      </draw:frame>
      <draw:frame presentation:style-name="SUSE_5f_Legal_5f_Final_5f_Master_5f_2016-outline1" draw:layer="backgroundobjects" svg:width="3.458cm" svg:height="96.928cm" svg:x="0cm" svg:y="19.05cm" presentation:class="outline" presentation:placeholder="true">
        <draw:text-box/>
      </draw:frame>
      <draw:frame draw:name="Rectangle 1" draw:style-name="Mgr8" draw:text-style-name="MP11" draw:layer="backgroundobjects" svg:width="20.624cm" svg:height="9.017cm" svg:x="2.267cm" svg:y="2.359cm">
        <draw:text-box>
          <text:p text:style-name="MP10"><text:span text:style-name="MT9">Unpublished Work of SUSE. All Rights Reserved.</text:span></text:p>
          <text:p text:style-name="MP10"><text:span text:style-name="MT10">This work is an unpublished work and contains confidential, proprietary and trade secret information of SUSE.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0"><text:span text:style-name="MT11"/></text:p>
          <text:p text:style-name="MP10"><text:span text:style-name="MT9">General Disclaimer</text:span></text:p>
          <text:p text:style-name="MP10"><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text:span><text:span text:style-name="MT10"><text:tab/></text:span></text:p>
        </draw:text-box>
      </draw:frame>
      <draw:frame draw:style-name="Mgr3" draw:text-style-name="MP5" draw:layer="backgroundobjects" svg:width="5.185cm" svg:height="2.486cm" svg:x="18.946cm" svg:y="15.24cm">
        <draw:image xlink:href="Pictures/10000201000000C40000005E398A46FC3F76D1DE.png" xlink:type="simple" xlink:show="embed" xlink:actuate="onLoad">
          <text:p/>
        </draw:image>
      </draw:frame>
      <presentation:notes style:page-layout-name="PM2">
        <draw:page-thumbnail presentation:style-name="SUSE_5f_Legal_5f_Final_5f_Master_5f_2016-title" draw:layer="backgroundobjects" svg:width="19.05cm" svg:height="14.3cm" svg:x="1.27cm" svg:y="1.27cm" presentation:class="page"/>
        <draw:frame presentation:style-name="SUSE_5f_Legal_5f_Final_5f_Master_5f_2016-notes" draw:layer="backgroundobjects" svg:width="19.05cm" svg:height="10.414cm" svg:x="1.27cm" svg:y="15.621cm" presentation:class="notes" presentation:placeholder="true">
          <draw:text-box/>
        </draw:frame>
        <draw:frame presentation:style-name="Mpr15" draw:text-style-name="MP7" draw:layer="backgroundobjects" svg:width="2.54cm" svg:height="0.508cm" svg:x="9.652cm" svg:y="26.797cm" presentation:class="page-number">
          <draw:text-box>
            <text:p text:style-name="MP6"><text:span text:style-name="MT2"><text:page-number>&lt;number&gt;</text:page-number></text:span></text:p>
          </draw:text-box>
        </draw:frame>
        <draw:frame presentation:style-name="Mpr16" draw:text-style-name="MP7" draw:layer="backgroundobjects" svg:width="19.05cm" svg:height="0.508cm" svg:x="1.27cm" svg:y="0.635cm" presentation:class="header">
          <draw:text-box>
            <text:p text:style-name="MP6"><text:span text:style-name="MT6"><presentation:header/></text:span></text:p>
          </draw:text-box>
        </draw:frame>
        <draw:frame presentation:style-name="Mpr15" draw:text-style-name="MP7" draw:layer="backgroundobjects" svg:width="19.05cm" svg:height="0.508cm" svg:x="1.27cm" svg:y="26.187cm" presentation:class="footer">
          <draw:text-box>
            <text:p text:style-name="MP6"><text:span text:style-name="MT7"><presentation:footer/></text:span></text:p>
          </draw:text-box>
        </draw:frame>
        <draw:line draw:style-name="Mgr5" draw:text-style-name="MP8" draw:layer="backgroundobjects" svg:x1="1.27cm" svg:y1="1.154cm" svg:x2="20.32cm" svg:y2="1.154cm">
          <text:p/>
        </draw:line>
        <draw:line draw:style-name="Mgr5" draw:text-style-name="MP8" draw:layer="backgroundobjects" svg:x1="1.27cm" svg:y1="26.3cm" svg:x2="20.32cm" svg:y2="26.3cm">
          <text:p/>
        </draw:line>
      </presentation:notes>
    </style:master-page>
    <style:master-page style:name="SUSE_5f_Divider_5f_2_5f_Master_5f_2016" style:display-name="SUSE_Divider_2_Master_2016" style:page-layout-name="PM1" draw:style-name="Mdp1">
      <draw:frame draw:style-name="Mgr3" draw:text-style-name="MP5" draw:layer="backgroundobjects" svg:width="25.45cm" svg:height="19.087cm" svg:x="0cm" svg:y="-0.013cm">
        <draw:image xlink:href="Pictures/10000000000008980000067294D4331B79321691.jpg" xlink:type="simple" xlink:show="embed" xlink:actuate="onLoad">
          <text:p/>
        </draw:image>
      </draw:frame>
      <draw:frame presentation:style-name="SUSE_5f_Divider_5f_2_5f_Master_5f_2016-title" draw:layer="backgroundobjects" svg:width="22.859cm" svg:height="3.18cm" svg:x="1.27cm" svg:y="7.66cm" presentation:class="title" presentation:placeholder="true">
        <draw:text-box/>
      </draw:frame>
      <draw:frame presentation:style-name="SUSE_5f_Divider_5f_2_5f_Master_5f_2016-outline1" draw:layer="backgroundobjects" svg:width="22.859cm" svg:height="11.048cm" svg:x="-24.73cm" svg:y="4.457cm" presentation:class="outline" presentation:placeholder="true">
        <draw:text-box/>
      </draw:frame>
      <draw:frame presentation:style-name="Mpr17" draw:text-style-name="MP2" draw:layer="backgroundobjects" svg:width="5.917cm" svg:height="1.313cm" svg:x="1.27cm" svg:y="19.354cm" presentation:class="date-time">
        <draw:text-box>
          <text:p text:style-name="MP1"><text:span text:style-name="MT1"><presentation:date-time/></text:span></text:p>
        </draw:text-box>
      </draw:frame>
      <draw:frame presentation:style-name="Mpr17" draw:text-style-name="MP7" draw:layer="backgroundobjects" svg:width="8.05cm" svg:height="1.313cm" svg:x="8.686cm" svg:y="19.354cm" presentation:class="footer">
        <draw:text-box>
          <text:p text:style-name="MP6"><text:span text:style-name="MT1"><presentation:footer/></text:span></text:p>
        </draw:text-box>
      </draw:frame>
      <draw:frame presentation:style-name="Mpr17" draw:text-style-name="MP4" draw:layer="backgroundobjects" svg:width="5.917cm" svg:height="1.313cm" svg:x="18.211cm" svg:y="19.354cm" presentation:class="page-number">
        <draw:text-box>
          <text:p text:style-name="MP3"><text:span text:style-name="MT1"><text:page-number>&lt;number&gt;</text:page-number></text:span></text:p>
        </draw:text-box>
      </draw:frame>
      <presentation:notes style:page-layout-name="PM2">
        <draw:page-thumbnail presentation:style-name="SUSE_5f_Divider_5f_2_5f_Master_5f_2016-title" draw:layer="backgroundobjects" svg:width="19.05cm" svg:height="14.3cm" svg:x="1.27cm" svg:y="1.27cm" presentation:class="page"/>
        <draw:frame presentation:style-name="SUSE_5f_Divider_5f_2_5f_Master_5f_2016-notes" draw:layer="backgroundobjects" svg:width="19.05cm" svg:height="10.414cm" svg:x="1.27cm" svg:y="15.621cm" presentation:class="notes" presentation:placeholder="true">
          <draw:text-box/>
        </draw:frame>
        <draw:frame presentation:style-name="Mpr18" draw:text-style-name="MP2" draw:layer="backgroundobjects" svg:width="19.05cm" svg:height="0.508cm" svg:x="1.27cm" svg:y="0.635cm" presentation:class="header">
          <draw:text-box>
            <text:p text:style-name="MP6"><text:span text:style-name="MT8"><presentation:header/></text:span></text:p>
          </draw:text-box>
        </draw:frame>
        <draw:frame presentation:style-name="Mpr19" draw:text-style-name="MP2" draw:layer="backgroundobjects" svg:width="19.05cm" svg:height="0.508cm" svg:x="1.27cm" svg:y="26.187cm" presentation:class="footer">
          <draw:text-box>
            <text:p text:style-name="MP6"><text:span text:style-name="MT12"><presentation:footer/></text:span></text:p>
          </draw:text-box>
        </draw:frame>
        <draw:frame presentation:style-name="Mpr19" draw:text-style-name="MP4" draw:layer="backgroundobjects" svg:width="2.54cm" svg:height="0.508cm" svg:x="9.652cm" svg:y="26.797cm" presentation:class="page-number">
          <draw:text-box>
            <text:p text:style-name="MP6"><text:span text:style-name="MT8"><text:page-number>&lt;number&gt;</text:page-number></text:span></text:p>
          </draw:text-box>
        </draw:frame>
        <draw:line draw:style-name="Mgr5" draw:text-style-name="MP8" draw:layer="backgroundobjects" svg:x1="1.27cm" svg:y1="1.155cm" svg:x2="20.32cm" svg:y2="1.155cm">
          <text:p/>
        </draw:line>
        <draw:line draw:style-name="Mgr5" draw:text-style-name="MP8" draw:layer="backgroundobjects" svg:x1="1.27cm" svg:y1="26.301cm" svg:x2="20.32cm" svg:y2="26.301cm">
          <text:p/>
        </draw:line>
      </presentation:notes>
    </style:master-page>
    <style:master-page style:name="SUSE_5f_Divider_5f_3_5f_Master_5f_2016" style:display-name="SUSE_Divider_3_Master_2016" style:page-layout-name="PM1" draw:style-name="Mdp1">
      <draw:frame draw:style-name="Mgr3" draw:text-style-name="MP5" draw:layer="backgroundobjects" svg:width="25.492cm" svg:height="19.119cm" svg:x="0cm" svg:y="0.035cm">
        <draw:image xlink:href="Pictures/10000000000007D0000005DC57B1CDB105602F7F.jpg" xlink:type="simple" xlink:show="embed" xlink:actuate="onLoad">
          <text:p/>
        </draw:image>
      </draw:frame>
      <draw:frame presentation:style-name="SUSE_5f_Divider_5f_3_5f_Master_5f_2016-title" draw:layer="backgroundobjects" svg:width="22.859cm" svg:height="3.18cm" svg:x="1.27cm" svg:y="7.66cm" presentation:class="title" presentation:placeholder="true">
        <draw:text-box/>
      </draw:frame>
      <draw:frame presentation:style-name="SUSE_5f_Divider_5f_3_5f_Master_5f_2016-outline1" draw:layer="backgroundobjects" svg:width="22.859cm" svg:height="11.048cm" svg:x="-23.73cm" svg:y="4.457cm" presentation:class="outline" presentation:placeholder="true">
        <draw:text-box/>
      </draw:frame>
      <draw:frame presentation:style-name="Mpr20" draw:text-style-name="MP2" draw:layer="backgroundobjects" svg:width="5.917cm" svg:height="1.313cm" svg:x="1.27cm" svg:y="19.354cm" presentation:class="date-time">
        <draw:text-box>
          <text:p text:style-name="MP1"><text:span text:style-name="MT1"><presentation:date-time/></text:span></text:p>
        </draw:text-box>
      </draw:frame>
      <draw:frame presentation:style-name="Mpr20" draw:text-style-name="MP7" draw:layer="backgroundobjects" svg:width="8.05cm" svg:height="1.313cm" svg:x="8.686cm" svg:y="19.354cm" presentation:class="footer">
        <draw:text-box>
          <text:p text:style-name="MP6"><text:span text:style-name="MT1"><presentation:footer/></text:span></text:p>
        </draw:text-box>
      </draw:frame>
      <draw:frame presentation:style-name="Mpr20" draw:text-style-name="MP4" draw:layer="backgroundobjects" svg:width="5.917cm" svg:height="1.313cm" svg:x="18.211cm" svg:y="19.354cm" presentation:class="page-number">
        <draw:text-box>
          <text:p text:style-name="MP3"><text:span text:style-name="MT1"><text:page-number>&lt;number&gt;</text:page-number></text:span></text:p>
        </draw:text-box>
      </draw:frame>
      <presentation:notes style:page-layout-name="PM2">
        <draw:page-thumbnail presentation:style-name="SUSE_5f_Divider_5f_3_5f_Master_5f_2016-title" draw:layer="backgroundobjects" svg:width="19.05cm" svg:height="14.3cm" svg:x="1.27cm" svg:y="1.27cm" presentation:class="page"/>
        <draw:frame presentation:style-name="SUSE_5f_Divider_5f_3_5f_Master_5f_2016-notes" draw:layer="backgroundobjects" svg:width="19.05cm" svg:height="10.414cm" svg:x="1.27cm" svg:y="15.621cm" presentation:class="notes" presentation:placeholder="true">
          <draw:text-box/>
        </draw:frame>
        <draw:frame presentation:style-name="Mpr21" draw:text-style-name="MP2" draw:layer="backgroundobjects" svg:width="19.05cm" svg:height="0.508cm" svg:x="1.27cm" svg:y="0.635cm" presentation:class="header">
          <draw:text-box>
            <text:p text:style-name="MP6"><text:span text:style-name="MT8"><presentation:header/></text:span></text:p>
          </draw:text-box>
        </draw:frame>
        <draw:frame presentation:style-name="Mpr22" draw:text-style-name="MP2" draw:layer="backgroundobjects" svg:width="19.05cm" svg:height="0.508cm" svg:x="1.27cm" svg:y="26.187cm" presentation:class="footer">
          <draw:text-box>
            <text:p text:style-name="MP6"><text:span text:style-name="MT12"><presentation:footer/></text:span></text:p>
          </draw:text-box>
        </draw:frame>
        <draw:frame presentation:style-name="Mpr22" draw:text-style-name="MP4" draw:layer="backgroundobjects" svg:width="2.54cm" svg:height="0.508cm" svg:x="9.652cm" svg:y="26.797cm" presentation:class="page-number">
          <draw:text-box>
            <text:p text:style-name="MP6"><text:span text:style-name="MT8"><text:page-number>&lt;number&gt;</text:page-number></text:span></text:p>
          </draw:text-box>
        </draw:frame>
        <draw:line draw:style-name="Mgr5" draw:text-style-name="MP8" draw:layer="backgroundobjects" svg:x1="1.27cm" svg:y1="1.155cm" svg:x2="20.32cm" svg:y2="1.155cm">
          <text:p/>
        </draw:line>
        <draw:line draw:style-name="Mgr5" draw:text-style-name="MP8" draw:layer="backgroundobjects" svg:x1="1.27cm" svg:y1="26.301cm" svg:x2="20.32cm" svg:y2="26.301cm">
          <text:p/>
        </draw:line>
      </presentation:notes>
    </style:master-page>
    <style:master-page style:name="SUSE_5f_Divider_5f_0_5f_Master_5f_2016" style:display-name="SUSE_Divider_0_Master_2016" style:page-layout-name="PM1" draw:style-name="Mdp1">
      <draw:frame draw:style-name="Mgr3" draw:text-style-name="MP5" draw:layer="backgroundobjects" svg:width="25.676cm" svg:height="19.258cm" svg:x="-0.094cm" svg:y="0cm">
        <draw:image xlink:href="Pictures/10000000000007D0000005DCA0A4A1BD25B0FE2B.jpg" xlink:type="simple" xlink:show="embed" xlink:actuate="onLoad">
          <text:p/>
        </draw:image>
      </draw:frame>
      <draw:frame presentation:style-name="SUSE_5f_Divider_5f_0_5f_Master_5f_2016-title" draw:layer="backgroundobjects" svg:width="22.859cm" svg:height="3.18cm" svg:x="1.27cm" svg:y="7.76cm" presentation:class="title" presentation:placeholder="true">
        <draw:text-box/>
      </draw:frame>
      <draw:frame presentation:style-name="SUSE_5f_Divider_5f_0_5f_Master_5f_2016-outline1" draw:layer="backgroundobjects" svg:width="22.859cm" svg:height="11.048cm" svg:x="-24.73cm" svg:y="4.457cm" presentation:class="outline" presentation:placeholder="true">
        <draw:text-box/>
      </draw:frame>
      <draw:frame presentation:style-name="Mpr23" draw:text-style-name="MP2" draw:layer="backgroundobjects" svg:width="5.917cm" svg:height="1.313cm" svg:x="1.27cm" svg:y="21.354cm" presentation:class="date-time">
        <draw:text-box>
          <text:p text:style-name="MP1"><text:span text:style-name="MT1"><presentation:date-time/></text:span></text:p>
        </draw:text-box>
      </draw:frame>
      <draw:frame presentation:style-name="Mpr23" draw:text-style-name="MP7" draw:layer="backgroundobjects" svg:width="8.05cm" svg:height="1.313cm" svg:x="8.686cm" svg:y="21.354cm" presentation:class="footer">
        <draw:text-box>
          <text:p text:style-name="MP6"><text:span text:style-name="MT1"><presentation:footer/></text:span></text:p>
        </draw:text-box>
      </draw:frame>
      <draw:frame presentation:style-name="Mpr23" draw:text-style-name="MP4" draw:layer="backgroundobjects" svg:width="5.917cm" svg:height="1.313cm" svg:x="18.211cm" svg:y="21.354cm" presentation:class="page-number">
        <draw:text-box>
          <text:p text:style-name="MP3"><text:span text:style-name="MT1"><text:page-number>&lt;number&gt;</text:page-number></text:span></text:p>
        </draw:text-box>
      </draw:frame>
      <presentation:notes style:page-layout-name="PM2">
        <draw:page-thumbnail presentation:style-name="SUSE_5f_Divider_5f_0_5f_Master_5f_2016-title" draw:layer="backgroundobjects" svg:width="19.05cm" svg:height="14.3cm" svg:x="1.27cm" svg:y="1.27cm" presentation:class="page"/>
        <draw:frame presentation:style-name="SUSE_5f_Divider_5f_0_5f_Master_5f_2016-notes" draw:layer="backgroundobjects" svg:width="19.05cm" svg:height="10.414cm" svg:x="1.27cm" svg:y="15.621cm" presentation:class="notes" presentation:placeholder="true">
          <draw:text-box/>
        </draw:frame>
        <draw:frame presentation:style-name="Mpr24" draw:text-style-name="MP2" draw:layer="backgroundobjects" svg:width="19.05cm" svg:height="0.508cm" svg:x="1.27cm" svg:y="0.635cm" presentation:class="header">
          <draw:text-box>
            <text:p text:style-name="MP1"><text:span text:style-name="MT1"><presentation:header/></text:span></text:p>
          </draw:text-box>
        </draw:frame>
        <draw:frame presentation:style-name="Mpr25" draw:text-style-name="MP2" draw:layer="backgroundobjects" svg:width="19.05cm" svg:height="0.508cm" svg:x="1.27cm" svg:y="26.187cm" presentation:class="footer">
          <draw:text-box>
            <text:p text:style-name="MP6"><text:span text:style-name="MT7"><presentation:footer/></text:span></text:p>
          </draw:text-box>
        </draw:frame>
        <draw:frame presentation:style-name="Mpr25" draw:text-style-name="MP4" draw:layer="backgroundobjects" svg:width="2.54cm" svg:height="0.508cm" svg:x="9.652cm" svg:y="26.797cm" presentation:class="page-number">
          <draw:text-box>
            <text:p text:style-name="MP6"><text:span text:style-name="MT8"><text:page-number>&lt;number&gt;</text:page-number></text:span></text:p>
          </draw:text-box>
        </draw:frame>
        <draw:line draw:style-name="Mgr5" draw:text-style-name="MP8" draw:layer="backgroundobjects" svg:x1="1.27cm" svg:y1="1.156cm" svg:x2="20.32cm" svg:y2="1.156cm">
          <text:p/>
        </draw:line>
        <draw:line draw:style-name="Mgr5" draw:text-style-name="MP8" draw:layer="backgroundobjects" svg:x1="1.27cm" svg:y1="26.302cm" svg:x2="20.32cm" svg:y2="26.302cm">
          <text:p/>
        </draw:lin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5-24T16:19:12.41</meta:creation-date>
    <meta:generator>LibreOffice/5.4.5.1$Linux_X86_64 LibreOffice_project/40m0$Build-1</meta:generator>
    <dc:date>2018-08-14T11:56:56.372231055</dc:date>
    <meta:editing-duration>P1DT12H35M15S</meta:editing-duration>
    <meta:editing-cycles>122</meta:editing-cycles>
    <dc:title>Course Title</dc:title>
    <meta:printed-by>Ron Terry</meta:printed-by>
    <meta:print-date>2011-08-10T17:08:09</meta:print-date>
    <meta:document-statistic meta:object-count="147"/>
    <meta:user-defined meta:name="Course Title">Course Title</meta:user-defined>
  </office:meta>
</office:document-meta>
</file>